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2000014E0000278500000FCD1AAA7F3A.wmf" manifest:media-type=""/>
  <manifest:file-entry manifest:full-path="Pictures/TablePreview9.svm" manifest:media-type=""/>
  <manifest:file-entry manifest:full-path="Pictures/20000064000046F3000026E5635FEAC6.wmf" manifest:media-type=""/>
  <manifest:file-entry manifest:full-path="Pictures/20000032000046DF000026F05A0708B8.wmf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20000031000046F3000026E5A0EE2C06.wmf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6.svm" manifest:media-type=""/>
  <manifest:file-entry manifest:full-path="Pictures/2000013E00003F82000014269911B491.wmf" manifest:media-type=""/>
  <manifest:file-entry manifest:full-path="Pictures/200001F700003C1C000013127D85661D.wmf" manifest:media-type=""/>
  <manifest:file-entry manifest:full-path="Pictures/200001170000352E00001D34BD97DF93.wmf" manifest:media-type=""/>
  <manifest:file-entry manifest:full-path="Pictures/200000ED0000352E00001D3443350104.wmf" manifest:media-type=""/>
  <manifest:file-entry manifest:full-path="Pictures/100002010000019F000000E136E1E208.png" manifest:media-type="image/png"/>
  <manifest:file-entry manifest:full-path="Pictures/20000031000046F3000026E58EC802C1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3" svg:font-family="Arial"/>
    <style:font-face style:name="MS PGothic4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adornments="Book" style:font-family-generic="swiss"/>
    <style:font-face style:name="Tahoma4" svg:font-family="Tahoma" style:font-family-generic="swiss"/>
    <style:font-face style:name="Verdana1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ejaVu Sans2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3333cc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ff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2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solid" draw:fill-color="#00e4a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notes">
      <style:graphic-properties draw:fill-color="#ffffff" fo:min-height="12.792cm"/>
    </style:style>
    <style:style style:name="pr9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co1" style:family="table-column">
      <style:table-column-properties style:column-width="4.052cm" style:use-optimal-column-width="false"/>
    </style:style>
    <style:style style:name="co2" style:family="table-column">
      <style:table-column-properties style:column-width="2.721cm" style:use-optimal-column-width="false"/>
    </style:style>
    <style:style style:name="co3" style:family="table-column">
      <style:table-column-properties style:column-width="3.386cm" style:use-optimal-column-width="false"/>
    </style:style>
    <style:style style:name="co4" style:family="table-column">
      <style:table-column-properties style:column-width="3.388cm" style:use-optimal-column-width="false"/>
    </style:style>
    <style:style style:name="co5" style:family="table-column">
      <style:table-column-properties style:column-width="4.189cm" style:use-optimal-column-width="false"/>
    </style:style>
    <style:style style:name="co6" style:family="table-column">
      <style:table-column-properties style:column-width="2.584cm" style:use-optimal-column-width="false"/>
    </style:style>
    <style:style style:name="co7" style:family="table-column">
      <style:table-column-properties style:column-width="4.12cm" style:use-optimal-column-width="false"/>
    </style:style>
    <style:style style:name="co8" style:family="table-column">
      <style:table-column-properties style:column-width="2.653cm" style:use-optimal-column-width="false"/>
    </style:style>
    <style:style style:name="co9" style:family="table-column">
      <style:table-column-properties style:column-width="4.155cm" style:use-optimal-column-width="false"/>
    </style:style>
    <style:style style:name="co10" style:family="table-column">
      <style:table-column-properties style:column-width="2.618cm" style:use-optimal-column-width="false"/>
    </style:style>
    <style:style style:name="co11" style:family="table-column">
      <style:table-column-properties style:column-width="4.737cm" style:use-optimal-column-width="false"/>
    </style:style>
    <style:style style:name="co12" style:family="table-column">
      <style:table-column-properties style:column-width="1.36cm" style:use-optimal-column-width="false"/>
    </style:style>
    <style:style style:name="co13" style:family="table-column">
      <style:table-column-properties style:column-width="1.363cm" style:use-optimal-column-width="false"/>
    </style:style>
    <style:style style:name="co14" style:family="table-column">
      <style:table-column-properties style:column-width="2.112cm" style:use-optimal-column-width="false"/>
    </style:style>
    <style:style style:name="co15" style:family="table-column">
      <style:table-column-properties style:column-width="1.083cm" style:use-optimal-column-width="false"/>
    </style:style>
    <style:style style:name="co16" style:family="table-column">
      <style:table-column-properties style:column-width="1.055cm" style:use-optimal-column-width="false"/>
    </style:style>
    <style:style style:name="co17" style:family="table-column">
      <style:table-column-properties style:column-width="1.064cm" style:use-optimal-column-width="false"/>
    </style:style>
    <style:style style:name="ro1" style:family="table-row">
      <style:table-row-properties style:row-height="1.274cm"/>
    </style:style>
    <style:style style:name="ro2" style:family="table-row">
      <style:table-row-properties style:row-height="1.897cm"/>
    </style:style>
    <style:style style:name="ro3" style:family="table-row">
      <style:table-row-properties style:row-height="1.482cm"/>
    </style:style>
    <style:style style:name="ro4" style:family="table-row">
      <style:table-row-properties style:row-height="1.948cm"/>
    </style:style>
    <style:style style:name="ro5" style:family="table-row">
      <style:table-row-properties style:row-height="0.888cm"/>
    </style:style>
    <style:style style:name="ro6" style:family="table-row">
      <style:table-row-properties style:row-height="0.89cm"/>
    </style:style>
    <style:style style:name="ro7" style:family="table-row">
      <style:table-row-properties style:row-height="0.937cm"/>
    </style:style>
    <style:style style:name="ro8" style:family="table-row">
      <style:table-row-properties style:row-height="0.936cm"/>
    </style:style>
    <style:style style:name="ce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8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9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0" style:family="table-cell">
      <style:graphic-properties draw:fill="solid" draw:fill-color="#dae4ff" style:repeat="repeat" draw:textarea-vertical-align="top" fo:padding-top="0cm" fo:padding-bottom="0cm" fo:padding-left="0.123cm" fo:padding-right="0.123cm"/>
      <style:paragraph-properties fo:border="0.48pt solid #000000"/>
    </style:style>
    <style:style style:name="ce11" style:family="table-cell">
      <style:graphic-properties draw:fill="solid" draw:fill-color="#ffffff" style:repeat="repeat" draw:textarea-vertical-align="bottom" fo:padding-top="0cm" fo:padding-bottom="0cm" fo:padding-left="0.123cm" fo:padding-right="0.123cm"/>
      <style:paragraph-properties fo:border="0.48pt solid #000000"/>
      <style:text-properties fo:font-size="13pt" style:font-size-asian="13pt" style:font-size-complex="13pt"/>
    </style:style>
    <style:style style:name="ce12" style:family="table-cell">
      <style:graphic-properties draw:fill="solid" draw:fill-color="#ffffff" style:repeat="repeat" draw:textarea-vertical-align="bottom" fo:padding-top="0cm" fo:padding-bottom="0cm" fo:padding-left="0.123cm" fo:padding-right="0.123cm"/>
      <style:paragraph-properties fo:border="0.48pt solid #000000"/>
    </style:style>
    <style:style style:name="ce13" style:family="table-cell">
      <style:graphic-properties style:repeat="repeat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paragraph-properties fo:margin-left="0.953cm" fo:margin-right="0cm" fo:margin-top="0.35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31" style:family="paragraph">
      <style:paragraph-properties fo:margin-top="0cm" fo:margin-bottom="0cm" fo:line-height="100%" fo:text-align="center" style:punctuation-wrap="hanging" style:writing-mode="lr-tb"/>
    </style:style>
    <style:style style:name="P3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text-indent="0cm"/>
    </style:style>
    <style:style style:name="P35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2.064cm" fo:margin-right="0cm" fo:margin-top="0.282cm" fo:margin-bottom="0cm" fo:text-indent="-0.793cm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8" style:family="paragraph">
      <style:paragraph-properties fo:margin-left="1.482cm" fo:margin-right="0cm" fo:margin-top="0.282cm" fo:margin-bottom="0cm" fo:text-indent="0cm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51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5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53" style:family="paragraph">
      <style:paragraph-properties fo:margin-left="0cm" fo:margin-right="0cm" fo:margin-top="0cm" fo:margin-bottom="0.212cm" fo:line-height="150%" fo:text-align="start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54" style:family="paragraph">
      <style:paragraph-properties fo:margin-left="0cm" fo:margin-right="0cm" fo:margin-top="0cm" fo:margin-bottom="0.212cm" fo:line-height="150%" fo:text-align="center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55" style:family="paragraph">
      <style:paragraph-properties fo:margin-left="0cm" fo:margin-right="0cm" fo:margin-top="0.106cm" fo:margin-bottom="0.106cm" fo:line-height="150%" fo:text-align="center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3pt" style:font-size-complex="13pt" fo:hyphenate="false"/>
    </style:style>
    <style:style style:name="P5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9" style:family="paragraph">
      <style:paragraph-properties fo:margin-top="0cm" fo:margin-bottom="0cm" fo:line-height="100%" fo:text-align="start" style:writing-mode="lr-tb"/>
    </style:style>
    <style:style style:name="P6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4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4" style:font-size-complex="2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4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4" style:font-size-complex="2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DejaVu Sans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DejaVu Sans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DejaVu San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italic" style:text-underline-style="none" fo:font-weight="normal" style:font-name-asian="MS PGothic1" style:font-size-asian="16pt" style:font-style-asian="italic" style:font-weight-asian="normal" style:font-name-complex="MS PGothic4" style:font-size-complex="16pt" style:font-style-complex="italic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DejaVu Sans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-30% 58%" style:font-name="Verdan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cc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 xml:id="id1" draw:id="id1">
        <draw:custom-shape draw:name="Rectangle 1026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Grundkonzept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33cm" svg:height="9.921cm" svg:x="3.241cm" svg:y="2.509cm" draw:page-number="1" presentation:class="page"/>
          <draw:frame draw:name="Rectangle 1047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1">CPU-Scheduling</text:span></text:p>
            </text:list-item>
            <text:list-item>
              <text:p text:style-name="P13"><text:span text:style-name="T10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699cm" svg:y="7.303cm">
          <draw:image xlink:href="Pictures/200000ED0000352E00001D3443350104.wmf" xlink:type="simple" xlink:show="embed" xlink:actuate="onLoad">
            <text:p/>
          </draw:image>
        </draw:frame>
        <draw:frame draw:style-name="gr8" draw:text-style-name="P15" draw:layer="layout" svg:width="7.197cm" svg:height="3.986cm" svg:x="15.699cm" svg:y="12.312cm">
          <draw:image xlink:href="Pictures/200001170000352E00001D34BD97DF93.wmf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 xml:id="id3" draw:id="id3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ielsetzung</text:span></text:p>
          </draw:text-box>
        </draw:frame>
        <draw:custom-shape draw:name="Rectangle 8" draw:style-name="gr7" draw:text-style-name="P1" draw:layer="layout" svg:width="19.261cm" svg:height="8.677cm" svg:x="1.905cm" svg:y="4.022cm">
          <text:list text:style-name="L4">
            <text:list-item>
              <text:p text:style-name="P16"><text:span text:style-name="T12">Der Studierende soll die wesentlichen CPU-Scheduling-Verfahren verstehen und erläutern könn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Insbesondere soll das Round-Robin-Verfahren mit und ohne Prioritätensteuerung skizziert und mit anderen Algorithmen verglichen werden können</text:span></text:p>
            </text:list-item>
          </text:list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7"><text:span text:style-name="T14">Scheduling = Ablaufplanung</text:span></text:p>
          <draw:enhanced-geometry draw:mirror-horizontal="false" draw:mirror-vertical="false" svg:viewBox="0 0 19262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 xml:id="id4" draw:id="id4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5">Grundlagen</text:span></text:p>
            </text:list-item>
            <text:list-item>
              <text:p text:style-name="P18"><text:span text:style-name="T5">Scheduling-Verfahren</text:span></text:p>
            </text:list-item>
            <text:list-item>
              <text:p text:style-name="P18"><text:span text:style-name="T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4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Aspekte der CPU-Zuteilung" draw:style-name="dp1" draw:master-page-name="Titel_20_und_20_Inhalt" presentation:presentation-page-layout-name="AL2T11" xml:id="id5" draw:id="id5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spekte der CPU-Zuteilung</text:span></text:p>
          </draw:text-box>
        </draw:frame>
        <draw:frame draw:name="Rectangle 3" presentation:style-name="pr6" draw:text-style-name="P1" draw:layer="layout" svg:width="21.377cm" svg:height="8.254cm" svg:x="2.117cm" svg:y="3.387cm" presentation:class="outline" presentation:user-transformed="true">
          <draw:text-box>
            <text:list text:style-name="L6">
              <text:list-item>
                <text:p text:style-name="P22"><text:span text:style-name="T19">CPU-Vergabe in Abhängigkeit der Scheduling-Einheit</text:span><text:span text:style-name="T20">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Prozess-basiert: CPU wird nur ganzen Prozessen zugeteilt</text:span></text:p>
                  </text:list-item>
                  <text:list-item>
                    <text:p text:style-name="P23"><text:span text:style-name="T21">Thread-basiert: CPU wird Threads zugeteilt</text:span></text:p>
                  </text:list-item>
                </text:list>
              </text:list-item>
              <text:list-item>
                <text:p text:style-name="P22"><text:span text:style-name="T19">CPU-Vergabe in Abhängigkeit des Prozesstyps:</text:span></text:p>
                <text:list>
                  <text:list-item>
                    <text:p text:style-name="P23"><text:span text:style-name="T21">Prozess A ist CPU-lastig (rechenintensiv)</text:span></text:p>
                  </text:list-item>
                  <text:list-item>
                    <text:p text:style-name="P22"><text:span text:style-name="T21">Prozess B ist Ein-/Ausgabe-lastig</text:span><text:span text:style-name="T22"> 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19.085cm" svg:height="5.997cm" svg:x="2.963cm" svg:y="12.742cm">
          <draw:image xlink:href="Pictures/200001F700003C1C000013127D85661D.wmf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r Prozessmanager" draw:style-name="dp1" draw:master-page-name="Titel_20_und_20_Inhalt" presentation:presentation-page-layout-name="AL2T11" xml:id="id6" draw:id="id6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r Prozessmanager</text:span></text:p>
          </draw:text-box>
        </draw:frame>
        <draw:frame draw:name="Rectangle 3" presentation:style-name="pr6" draw:text-style-name="P1" draw:layer="layout" svg:width="21.377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3">Scheduler</text:span><text:span text:style-name="T22">: 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Komponente, die die Planung der Betriebsmittelzuteilung (Scheduling = Ablaufplanung) übernimmt</text:span></text:p>
                  </text:list-item>
                </text:list>
              </text:list-item>
              <text:list-item>
                <text:p text:style-name="P22"><text:span text:style-name="T23">Dispatcher</text:span><text:span text:style-name="T22">: </text:span></text:p>
                <text:list>
                  <text:list-item>
                    <text:p text:style-name="P23"><text:span text:style-name="T21">Komponente, die für den Prozesswechsel zuständig ist (Dispatching = Arbeitsverteilung, Disposition)</text:span></text:p>
                  </text:list-item>
                </text:list>
              </text:list-item>
              <text:list-item>
                <text:p text:style-name="P22"><text:span text:style-name="T22">Scheduler und Dispatcher sind logische Teile des Prozessmanagers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as Zeitscheibenverfahren" draw:style-name="dp1" draw:master-page-name="Titel_20_und_20_Inhalt" presentation:presentation-page-layout-name="AL2T11" xml:id="id7" draw:id="id7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Das Zeitscheibenverfahren</text:span></text:p>
          </draw:text-box>
        </draw:frame>
        <draw:custom-shape draw:name="Ellipse 6" draw:style-name="gr10" draw:text-style-name="P1" draw:layer="layout" svg:width="6.799cm" svg:height="6.001cm" svg:x="16.7cm" svg:y="11.126cm">
          <text:p text:style-name="P12"><text:span text:style-name="T5"/></text:p>
          <draw:enhanced-geometry draw:mirror-horizontal="false" draw:mirror-vertical="false" svg:viewBox="0 0 6800 6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3" presentation:style-name="pr6" draw:text-style-name="P1" draw:layer="layout" svg:width="20.584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3">Zeitscheibenverfahren </text:span><text:span text:style-name="T22">(Timesharing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CPU-Zuteilung durch Betriebssystem, wenn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24">laufender Prozess auf ein Ereignis wartet</text:span></text:p>
                      </text:list-item>
                      <text:list-item>
                        <text:p text:style-name="P24"><text:span text:style-name="T24">laufender Prozess eine bestimmte Zeit den Prozessor nutzte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21">Zeitscheibe = Quantum: 10 ms, 100 ms, .... </text:span></text:p>
                <text:list>
                  <text:list-item>
                    <text:p text:style-name="P23"><text:span text:style-name="T21">abhängig von CPU und Betriebssystem</text:span></text:p>
                  </text:list-item>
                  <text:list-item>
                    <text:p text:style-name="P23"><text:span text:style-name="T21">Zeitscheibe je CPU</text:span></text:p>
                  </text:list-item>
                </text:list>
              </text:list-item>
            </text:list>
          </draw:text-box>
        </draw:frame>
        <draw:line draw:name="Gerade Verbindung 8" draw:style-name="gr11" draw:text-style-name="P25" draw:layer="layout" svg:x1="19.901cm" svg:y1="14.327cm" svg:x2="20.099cm" svg:y2="11.125cm">
          <text:p/>
        </draw:line>
        <draw:line draw:name="Gerade Verbindung 10" draw:style-name="gr11" draw:text-style-name="P25" draw:layer="layout" svg:x1="19.901cm" svg:y1="14.327cm" svg:x2="22.507cm" svg:y2="12.003cm">
          <text:p/>
        </draw:line>
        <draw:line draw:name="Gerade Verbindung 12" draw:style-name="gr11" draw:text-style-name="P25" draw:layer="layout" svg:x1="19.901cm" svg:y1="14.327cm" svg:x2="23.499cm" svg:y2="14.124cm">
          <text:p/>
        </draw:line>
        <draw:line draw:name="Gerade Verbindung 14" draw:style-name="gr11" draw:text-style-name="P25" draw:layer="layout" svg:x1="19.901cm" svg:y1="14.327cm" svg:x2="22.507cm" svg:y2="16.245cm">
          <text:p/>
        </draw:line>
        <draw:line draw:name="Gerade Verbindung 16" draw:style-name="gr11" draw:text-style-name="P25" draw:layer="layout" svg:x1="19.901cm" svg:y1="14.327cm" svg:x2="20.099cm" svg:y2="17.127cm">
          <text:p/>
        </draw:line>
        <draw:line draw:name="Gerade Verbindung 18" draw:style-name="gr11" draw:text-style-name="P25" draw:layer="layout" svg:x1="19.901cm" svg:y1="14.327cm" svg:x2="17.696cm" svg:y2="16.245cm">
          <text:p/>
        </draw:line>
        <draw:line draw:name="Gerade Verbindung 20" draw:style-name="gr11" draw:text-style-name="P25" draw:layer="layout" svg:x1="19.901cm" svg:y1="14.327cm" svg:x2="16.699cm" svg:y2="14.124cm">
          <text:p/>
        </draw:line>
        <draw:line draw:name="Gerade Verbindung 22" draw:style-name="gr11" draw:text-style-name="P25" draw:layer="layout" svg:x1="19.901cm" svg:y1="14.327cm" svg:x2="17.696cm" svg:y2="12.003cm">
          <text:p/>
        </draw:line>
        <draw:custom-shape draw:name="Textfeld 26" draw:style-name="gr12" draw:text-style-name="P1" draw:layer="layout" svg:width="1.198cm" svg:height="0.927cm" svg:x="20.671cm" svg:y="11.725cm">
          <text:p text:style-name="P12"><text:span text:style-name="T10">P1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12" draw:text-style-name="P1" draw:layer="layout" svg:width="1.198cm" svg:height="0.927cm" svg:x="21.873cm" svg:y="12.925cm">
          <text:p text:style-name="P12"><text:span text:style-name="T10">P2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" draw:style-name="gr12" draw:text-style-name="P1" draw:layer="layout" svg:width="1.198cm" svg:height="0.927cm" svg:x="22.074cm" svg:y="14.526cm">
          <text:p text:style-name="P12"><text:span text:style-name="T10">P3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" draw:style-name="gr12" draw:text-style-name="P1" draw:layer="layout" svg:width="1.198cm" svg:height="0.927cm" svg:x="20.671cm" svg:y="15.725cm">
          <text:p text:style-name="P12"><text:span text:style-name="T10">P4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" draw:style-name="gr12" draw:text-style-name="P1" draw:layer="layout" svg:width="1.198cm" svg:height="0.927cm" svg:x="18.872cm" svg:y="15.725cm">
          <text:p text:style-name="P12"><text:span text:style-name="T10">P5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12" draw:text-style-name="P1" draw:layer="layout" svg:width="1.198cm" svg:height="0.927cm" svg:x="17.673cm" svg:y="14.327cm">
          <text:p text:style-name="P12"><text:span text:style-name="T10">P6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" draw:style-name="gr12" draw:text-style-name="P1" draw:layer="layout" svg:width="1.198cm" svg:height="0.927cm" svg:x="17.472cm" svg:y="12.987cm">
          <text:p text:style-name="P12"><text:span text:style-name="T10">P7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" draw:style-name="gr12" draw:text-style-name="P1" draw:layer="layout" svg:width="1.198cm" svg:height="0.927cm" svg:x="18.471cm" svg:y="11.924cm">
          <text:p text:style-name="P12"><text:span text:style-name="T10">P8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12.8cm" svg:height="3.597cm" svg:x="2.099cm" svg:y="11.725cm">
          <text:p text:style-name="P26"><text:span text:style-name="T17"/></text:p>
          <text:list text:style-name="L9">
            <text:list-item>
              <text:p text:style-name="P27"><text:span text:style-name="T17">Beispiel: Ein Quantum von 10 ms bedeutet 100 Kontextwechsel pro Sekunde </text:span><text:span text:style-name="T10">(Overhead vernachlässigt)</text:span></text:p>
            </text:list-item>
          </text:list>
          <draw:enhanced-geometry draw:mirror-horizontal="false" draw:mirror-vertical="false" svg:viewBox="0 0 12801 3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2" draw:text-style-name="P1" draw:layer="layout" svg:width="3.771cm" svg:height="0.927cm" svg:x="18.472cm" svg:y="9.926cm">
          <text:p text:style-name="P12"><text:span text:style-name="T10">Zeitscheibe</text:span></text:p>
          <draw:enhanced-geometry draw:mirror-horizontal="false" draw:mirror-vertical="false" svg:viewBox="0 0 377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Kriterien und -Ziele" draw:style-name="dp1" draw:master-page-name="Titel_20_und_20_Inhalt" presentation:presentation-page-layout-name="AL2T11" xml:id="id8" draw:id="id8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Kriterien und -Ziele</text:span></text:p>
          </draw:text-box>
        </draw:frame>
        <draw:frame draw:name="Rectangle 3" presentation:style-name="pr6" draw:text-style-name="P1" draw:layer="layout" svg:width="20.954cm" svg:height="13.546cm" svg:x="2.54cm" svg:y="3.924cm" presentation:class="outline" presentation:user-transformed="true">
          <draw:text-box>
            <text:list text:style-name="L6">
              <text:list-item>
                <text:p text:style-name="P28"><text:span text:style-name="T22">Für die Zuteilung von Zeitscheiben (Time slices) gibt es verschiedene Scheduling-Ziele: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5">Fairness</text:span><text:span text:style-name="T21">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0"><text:span text:style-name="T24">Jeder Prozess erhält eine garantierte Mindestzuteilung</text:span></text:p>
                      </text:list-item>
                    </text:list>
                  </text:list-item>
                  <text:list-item>
                    <text:p text:style-name="P29"><text:span text:style-name="T25">Effizienz</text:span><text:span text:style-name="T21">:</text:span></text:p>
                    <text:list>
                      <text:list-item>
                        <text:p text:style-name="P30"><text:span text:style-name="T24">Möglichst volle Auslastung der CPUs</text:span></text:p>
                      </text:list-item>
                    </text:list>
                  </text:list-item>
                  <text:list-item>
                    <text:p text:style-name="P29"><text:span text:style-name="T25">Antwortzeit</text:span><text:span text:style-name="T21">: </text:span></text:p>
                    <text:list>
                      <text:list-item>
                        <text:p text:style-name="P30"><text:span text:style-name="T24">Soll minimiert werden</text:span></text:p>
                      </text:list-item>
                    </text:list>
                  </text:list-item>
                  <text:list-item>
                    <text:p text:style-name="P29"><text:span text:style-name="T25">Verweilzeit (Durchlaufzeit)</text:span><text:span text:style-name="T21">:</text:span></text:p>
                    <text:list>
                      <text:list-item>
                        <text:p text:style-name="P30"><text:span text:style-name="T24">Wartezeit von Prozessen soll möglichst klein sein</text:span></text:p>
                      </text:list-item>
                    </text:list>
                  </text:list-item>
                  <text:list-item>
                    <text:p text:style-name="P29"><text:span text:style-name="T25">Durchsatz</text:span><text:span text:style-name="T21">:</text:span></text:p>
                    <text:list>
                      <text:list-item>
                        <text:p text:style-name="P30"><text:span text:style-name="T24">Maximierung der Aufträge, die ein Betriebssystem in einem Zeitintervall durchführt</text:span></text:p>
                      </text:list-item>
                    </text:list>
                  </text:list-item>
                  <text:list-item>
                    <text:p text:style-name="P29"><text:span text:style-name="T21">..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cheduling-Ziele je nach Betriebssystemtyp" draw:style-name="dp1" draw:master-page-name="Titel_20_und_20_Inhalt" presentation:presentation-page-layout-name="AL2T11" xml:id="id9" draw:id="id9"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cheduling-Ziele je nach Betriebssystemtyp</text:span></text:p>
          </draw:text-box>
        </draw:frame>
        <draw:g draw:name="Group 29">
          <draw:custom-shape draw:name="Rectangle 5" draw:style-name="gr13" draw:text-style-name="P1" draw:layer="layout" svg:width="3.809cm" svg:height="1.481cm" svg:x="3.1cm" svg:y="6.138cm">
            <text:p text:style-name="P31"><text:span text:style-name="T10">Batch-</text:span></text:p>
            <text:p text:style-name="P31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3.809cm" svg:height="1.481cm" svg:x="3.1cm" svg:y="9.313cm">
            <text:p text:style-name="P31"><text:span text:style-name="T10">Dialog-</text:span></text:p>
            <text:p text:style-name="P31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3" draw:text-style-name="P1" draw:layer="layout" svg:width="3.809cm" svg:height="1.481cm" svg:x="3.1cm" svg:y="12.912cm">
            <text:p text:style-name="P31"><text:span text:style-name="T10">Realtime-</text:span></text:p>
            <text:p text:style-name="P31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9" draw:style-name="gr13" draw:text-style-name="P1" draw:layer="layout" svg:width="4.021cm" svg:height="1.692cm" svg:x="13.26cm" svg:y="4.445cm">
            <text:p text:style-name="P31"><text:span text:style-name="T10">Fairness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3" draw:text-style-name="P1" draw:layer="layout" svg:width="4.021cm" svg:height="1.692cm" svg:x="17.07cm" svg:y="8.255cm">
            <text:p text:style-name="P31"><text:span text:style-name="T10">Durchsatz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3" draw:text-style-name="P1" draw:layer="layout" svg:width="4.021cm" svg:height="1.692cm" svg:x="15.8cm" svg:y="12.7cm">
            <text:p text:style-name="P31"><text:span text:style-name="T10">CPU-</text:span></text:p>
            <text:p text:style-name="P31"><text:span text:style-name="T10">Auslastung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3" draw:text-style-name="P1" draw:layer="layout" svg:width="4.021cm" svg:height="1.692cm" svg:x="13.895cm" svg:y="14.605cm">
            <text:p text:style-name="P31"><text:span text:style-name="T10">Antwort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7" draw:style-name="gr14" draw:text-style-name="P1" draw:layer="layout" svg:x1="6.91cm" svg:y1="6.561cm" svg:x2="13.26cm" svg:y2="5.503cm">
            <text:p/>
          </draw:line>
          <draw:line draw:name="Line 18" draw:style-name="gr15" draw:text-style-name="P1" draw:layer="layout" svg:x1="6.91cm" svg:y1="9.948cm" svg:x2="13.471cm" svg:y2="5.715cm">
            <text:p/>
          </draw:line>
          <draw:line draw:name="Line 19" draw:style-name="gr16" draw:text-style-name="P1" draw:layer="layout" svg:x1="6.91cm" svg:y1="13.335cm" svg:x2="13.895cm" svg:y2="5.926cm">
            <text:p/>
          </draw:line>
          <draw:line draw:name="Line 20" draw:style-name="gr14" draw:text-style-name="P1" draw:layer="layout" svg:x1="6.91cm" svg:y1="6.773cm" svg:x2="16.011cm" svg:y2="6.985cm">
            <text:p/>
          </draw:line>
          <draw:line draw:name="Line 21" draw:style-name="gr15" draw:text-style-name="P1" draw:layer="layout" svg:x1="6.91cm" svg:y1="10.16cm" svg:x2="16.223cm" svg:y2="7.196cm">
            <text:p/>
          </draw:line>
          <draw:line draw:name="Line 22" draw:style-name="gr16" draw:text-style-name="P1" draw:layer="layout" svg:x1="6.91cm" svg:y1="13.546cm" svg:x2="16.435cm" svg:y2="7.408cm">
            <text:p/>
          </draw:line>
          <draw:custom-shape draw:name="Oval 11" draw:style-name="gr13" draw:text-style-name="P1" draw:layer="layout" svg:width="4.021cm" svg:height="1.692cm" svg:x="16.012cm" svg:y="6.138cm">
            <text:p text:style-name="P31"><text:span text:style-name="T10">Warte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3" draw:style-name="gr14" draw:text-style-name="P1" draw:layer="layout" svg:x1="6.91cm" svg:y1="6.985cm" svg:x2="17.07cm" svg:y2="9.101cm">
            <text:p/>
          </draw:line>
          <draw:line draw:name="Line 24" draw:style-name="gr14" draw:text-style-name="P1" draw:layer="layout" svg:x1="6.91cm" svg:y1="7.196cm" svg:x2="16.646cm" svg:y2="11.218cm">
            <text:p/>
          </draw:line>
          <draw:custom-shape draw:name="Oval 13" draw:style-name="gr13" draw:text-style-name="P1" draw:layer="layout" svg:width="4.021cm" svg:height="1.692cm" svg:x="16.223cm" svg:y="10.583cm">
            <text:p text:style-name="P31"><text:span text:style-name="T10">Durchlauf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5" draw:style-name="gr14" draw:text-style-name="P1" draw:layer="layout" svg:x1="6.91cm" svg:y1="7.408cm" svg:x2="16.011cm" svg:y2="13.123cm">
            <text:p/>
          </draw:line>
          <draw:line draw:name="Line 26" draw:style-name="gr16" draw:text-style-name="P1" draw:layer="layout" svg:x1="6.91cm" svg:y1="13.758cm" svg:x2="10.085cm" svg:y2="15.875cm">
            <text:p/>
          </draw:line>
          <draw:custom-shape draw:name="Oval 16" draw:style-name="gr13" draw:text-style-name="P1" draw:layer="layout" svg:width="4.021cm" svg:height="1.692cm" svg:x="9.662cm" svg:y="15.452cm">
            <text:p text:style-name="P31"><text:span text:style-name="T10">Vorher-</text:span></text:p>
            <text:p text:style-name="P31"><text:span text:style-name="T10">sehbark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7" draw:style-name="gr15" draw:text-style-name="P1" draw:layer="layout" svg:x1="6.91cm" svg:y1="10.371cm" svg:x2="15.376cm" svg:y2="14.605cm">
            <text:p/>
          </draw:line>
        </draw:g>
        <draw:custom-shape draw:name="Text Box 28" draw:style-name="gr12" draw:text-style-name="P1" draw:layer="layout" svg:width="4.207cm" svg:height="0.927cm" svg:x="20.103cm" svg:y="10.835cm">
          <text:p text:style-name="P12"><text:span text:style-name="T10">= Verweilzeit</text:span></text:p>
          <draw:enhanced-geometry draw:mirror-horizontal="false" draw:mirror-vertical="false" svg:viewBox="0 0 420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 xml:id="id10" draw:id="id10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5">Grundlagen</text:span></text:p>
            </text:list-item>
            <text:list-item>
              <text:p text:style-name="P18"><text:span text:style-name="T15">Scheduling-Verfahren</text:span></text:p>
            </text:list-item>
            <text:list-item>
              <text:p text:style-name="P18"><text:span text:style-name="T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10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Grundlegende Scheduling-Verfahren" draw:style-name="dp1" draw:master-page-name="Titel_20_und_20_Inhalt" presentation:presentation-page-layout-name="AL2T11" xml:id="id11" draw:id="id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Grundlegende Scheduling-Verfahren</text:span></text:p>
          </draw:text-box>
        </draw:frame>
        <draw:frame draw:name="Rectangle 3" presentation:style-name="pr6" draw:text-style-name="P1" draw:layer="layout" svg:width="20.742cm" svg:height="13.546cm" svg:x="2.54cm" svg:y="3.598cm" presentation:class="outline" presentation:user-transformed="true">
          <draw:text-box>
            <text:list text:style-name="L6">
              <text:list-item>
                <text:p text:style-name="P32"><text:span text:style-name="T23">Non-Preemptive Scheduling</text:span><text:span text:style-name="T22">, auch: Run-To-Completion-Verfahren (nicht verdrängend)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1">Altes Verfahren, bei dem ein Prozess nicht unterbrochen wird, bis er fertig ist</text:span></text:p>
                  </text:list-item>
                  <text:list-item>
                    <text:p text:style-name="P33"><text:span text:style-name="T21">Nicht geeignet für konkurrierende Benutzer im Dialogbetrieb und auch nicht für die Echtzeitverarbeitung</text:span></text:p>
                  </text:list-item>
                  <text:list-item>
                    <text:p text:style-name="P33"><text:span text:style-name="T21">Beispiel: MS-DOS</text:span></text:p>
                  </text:list-item>
                </text:list>
              </text:list-item>
            </text:list>
            <text:p text:style-name="P34"><text:span text:style-name="T21"/></text:p>
            <text:list text:continue-numbering="true" text:style-name="L7">
              <text:list-item>
                <text:p text:style-name="P32"><text:span text:style-name="T23">Preemptive Scheduling </text:span><text:span text:style-name="T22">(verdrängend)</text:span></text:p>
                <text:list>
                  <text:list-item>
                    <text:p text:style-name="P33"><text:span text:style-name="T21">Auch Vorrangunterbrechung genannt</text:span></text:p>
                  </text:list-item>
                  <text:list-item>
                    <text:p text:style-name="P33"><text:span text:style-name="T21">Rechenbereite Prozesse werden suspendiert</text:span></text:p>
                  </text:list-item>
                  <text:list-item>
                    <text:p text:style-name="P33"><text:span text:style-name="T21">Geeignet für konkurrierende Benutzer</text:span></text:p>
                  </text:list-item>
                  <text:list-item>
                    <text:p text:style-name="P33"><text:span text:style-name="T21">Zeitscheibentechnik erforderlich</text:span></text:p>
                  </text:list-item>
                </text:list>
              </text:list-item>
            </text:list>
            <text:p text:style-name="P35"><text:span text:style-name="T21"/></text:p>
          </draw:text-box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eduling-Algorithmen für Batch-Prozesse" draw:style-name="dp1" draw:master-page-name="Titel_20_und_20_Inhalt" presentation:presentation-page-layout-name="AL2T11" xml:id="id12" draw:id="id12">
        <draw:frame draw:name="Rectangle 2" presentation:style-name="pr5" draw:text-style-name="P1" draw:layer="layout" svg:width="13.507cm" svg:height="1.904cm" svg:x="1.693cm" svg:y="0.847cm" presentation:class="title" presentation:user-transformed="true">
          <draw:text-box>
            <text:p text:style-name="P12"><text:span text:style-name="T8">Scheduling-Algorithmen für Batch-Prozesse</text:span></text:p>
          </draw:text-box>
        </draw:frame>
        <draw:frame draw:name="Rectangle 3" presentation:style-name="pr6" draw:text-style-name="P1" draw:layer="layout" svg:width="20.742cm" svg:height="13.546cm" svg:x="2.54cm" svg:y="3.81cm" presentation:class="outline" presentation:user-transformed="true">
          <draw:text-box>
            <text:list text:style-name="L6">
              <text:list-item>
                <text:p text:style-name="P32"><text:span text:style-name="T22">First Come First Served (</text:span><text:span text:style-name="T23">FCFS</text:span><text:span text:style-name="T22">)</text:span><text:span text:style-name="T21"> 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21">Nach der Reihenfolge des Eintreffens</text:span></text:p>
                  </text:list-item>
                </text:list>
              </text:list-item>
              <text:list-item>
                <text:p text:style-name="P32"><text:span text:style-name="T22">Shortest Job First (</text:span><text:span text:style-name="T23">SJF</text:span><text:span text:style-name="T22">)</text:span></text:p>
                <text:list>
                  <text:list-item>
                    <text:p text:style-name="P33"><text:span text:style-name="T21">Prozess mit kürzester Bedienzeit als erstes</text:span></text:p>
                  </text:list-item>
                </text:list>
              </text:list-item>
              <text:list-item>
                <text:p text:style-name="P32"><text:span text:style-name="T22">Shortest Remaining Time Next (</text:span><text:span text:style-name="T23">SRTN</text:span><text:span text:style-name="T22">)</text:span></text:p>
                <text:list>
                  <text:list-item>
                    <text:p text:style-name="P33"><text:span text:style-name="T21">Prozess mit der kürzesten verbleibenden Restrechenzeit im System</text:span></text:p>
                  </text:list-item>
                </text:list>
              </text:list-item>
              <text:list-item>
                <text:p text:style-name="P32"><text:span text:style-name="T22">Bei manchen Strategien ist das „Verhungern“ von Prozessen (</text:span><text:span text:style-name="T23">Starvation</text:span><text:span text:style-name="T22">) möglich</text:span></text:p>
                <text:list>
                  <text:list-item>
                    <text:p text:style-name="P33"><text:span text:style-name="T21">Derartige Prozesse erhalten die CPU nie</text:span></text:p>
                  </text:list-item>
                  <text:list-item>
                    <text:p text:style-name="P33"><text:span text:style-name="T21">Bei SJF z.B. dann, wenn viele kurze Prozesse ins System kommen </text:span><text:span text:style-name="T26">→</text:span><text:span text:style-name="T21"> Verhungern der langen Jobs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1)" draw:style-name="dp1" draw:master-page-name="Titel_20_und_20_Inhalt" presentation:presentation-page-layout-name="AL2T11" xml:id="id13" draw:id="id13">
        <draw:frame draw:name="Rectangle 2" presentation:style-name="pr5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Scheduling-Algorithmen in interaktiven Prozesse (1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32"><text:span text:style-name="T22">Round-Robin-Scheduling (</text:span><text:span text:style-name="T23">RR</text:span><text:span text:style-name="T22">) </text:span><text:span text:style-name="T24">= Rundlauf-Verfahren 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21">FCFS in Verbindung mit Zeitscheibe</text:span></text:p>
                  </text:list-item>
                  <text:list-item>
                    <text:p text:style-name="P33"><text:span text:style-name="T21">Leistung hängt von der Länge der Zeitscheibe ab</text:span></text:p>
                  </text:list-item>
                  <text:list-item>
                    <text:p text:style-name="P33"><text:span text:style-name="T21">Wichtig: Kontext-Switch kostet auch Zeit </text:span></text:p>
                  </text:list-item>
                  <text:list-item>
                    <text:p text:style-name="P33"><text:span text:style-name="T21">Verhältnis Arbeitszeit/Umschaltzeit darf nicht zu klein sein </text:span><text:span text:style-name="T27"></text:span><text:span text:style-name="T21"> Durchsatz schlecht</text:span></text:p>
                  </text:list-item>
                  <text:list-item>
                    <text:p text:style-name="P33"><text:span text:style-name="T21">Guter Wert für Zeitscheibe heute: ca. 10 bis 200 ms</text:span></text:p>
                  </text:list-item>
                </text:list>
              </text:list-item>
              <text:list-item>
                <text:p text:style-name="P32"><text:span text:style-name="T22">Priority Scheduling (</text:span><text:span text:style-name="T23">PS</text:span><text:span text:style-name="T22">)</text:span></text:p>
                <text:list>
                  <text:list-item>
                    <text:p text:style-name="P36"><text:span text:style-name="T21">Prozess mit höchster Priorität als nächstes</text:span></text:p>
                  </text:list-item>
                  <text:list-item>
                    <text:p text:style-name="P36"><text:span text:style-name="T21">Dynamische (adaptive) und statische Prioritäten und Kombination möglich</text:span></text:p>
                  </text:list-item>
                </text:list>
              </text:list-item>
            </text:list>
            <text:p text:style-name="P36"><text:span text:style-name="T21"/></text:p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2)" draw:style-name="dp1" draw:master-page-name="Titel_20_und_20_Inhalt" presentation:presentation-page-layout-name="AL2T11" xml:id="id14" draw:id="id14">
        <draw:custom-shape draw:name="Foliennummernplatzhalter 3" draw:style-name="gr17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Scheduling-Algorithmen in interaktiven Prozesse (2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18"><text:span text:style-name="T22">Shortest Remaining Time First (</text:span><text:span text:style-name="T23">SRTF</text:span><text:span text:style-name="T22">)</text:span></text:p>
              </text:list-item>
              <text:list-item>
                <text:p text:style-name="P18"><text:span text:style-name="T22">Lottery Scheduling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21">Zufällige Vergabe von CPU-Zeit </text:span></text:p>
                  </text:list-item>
                </text:list>
              </text:list-item>
              <text:list-item>
                <text:p text:style-name="P32"><text:span text:style-name="T22">Fair-Share-Scheduling</text:span></text:p>
                <text:list>
                  <text:list-item>
                    <text:p text:style-name="P33"><text:span text:style-name="T21">Gleichmäßige CPU-Nutzung durch Systembenutzer wird angestrebt</text:span></text:p>
                  </text:list-item>
                </text:list>
              </text:list-item>
              <text:list-item>
                <text:p text:style-name="P32"><text:span text:style-name="T22">Meist wird eine Kombination mehrerer Verfahren verwendet</text:span></text:p>
                <text:list>
                  <text:list-item>
                    <text:p text:style-name="P33"><text:span text:style-name="T21">Beispiel: RR mit Prioritäte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-Level-Scheduling" draw:style-name="dp1" draw:master-page-name="Titel_20_und_20_Inhalt" presentation:presentation-page-layout-name="AL2T11" xml:id="id15" draw:id="id15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Multi-Level-Scheduling</text:span></text:p>
          </draw:text-box>
        </draw:frame>
        <draw:frame draw:name="Rectangle 3" presentation:style-name="pr6" draw:text-style-name="P1" draw:layer="layout" svg:width="21.589cm" svg:height="6.561cm" svg:x="2.117cm" svg:y="3.598cm" presentation:class="outline" presentation:user-transformed="true">
          <draw:text-box>
            <text:list text:style-name="L6">
              <text:list-item>
                <text:p text:style-name="P32"><text:span text:style-name="T22">Multiple Warteschlangen: </text:span><text:span text:style-name="T23">Multi-Level Scheduling</text:span><text:span text:style-name="T22"> mit mehreren Arten von Jobs unterschiedlicher Priorität</text:span></text:p>
              </text:list-item>
              <text:list-item>
                <text:p text:style-name="P32"><text:span text:style-name="T23">Multi-Level feedback Scheduling</text:span><text:span text:style-name="T22"> bedeutet, dass ein Prozess auch in eine Warteschlange höherer (oder niedrigerer) Ordnung wechseln kann</text:span></text:p>
              </text:list-item>
            </text:list>
          </draw:text-box>
        </draw:frame>
        <draw:g draw:name="Group 59" xml:id="id16" draw:id="id16">
          <draw:line draw:name="Line 7" draw:style-name="gr16" draw:text-style-name="P1" draw:layer="layout" svg:x1="11.641cm" svg:y1="11.734cm" svg:x2="14.816cm" svg:y2="11.738cm">
            <text:p/>
          </draw:line>
          <draw:custom-shape draw:name="Rectangle 12" draw:style-name="gr18" draw:text-style-name="P1" draw:layer="layout" svg:width="0.846cm" svg:height="0.634cm" svg:x="14.605cm" svg:y="11.311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8" draw:text-style-name="P1" draw:layer="layout" svg:width="0.846cm" svg:height="0.634cm" svg:x="12.065cm" svg:y="11.311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8" draw:text-style-name="P1" draw:layer="layout" svg:width="0.846cm" svg:height="0.634cm" svg:x="13.335cm" svg:y="11.311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8" draw:text-style-name="P1" draw:layer="layout" svg:width="0.846cm" svg:height="0.634cm" svg:x="10.795cm" svg:y="11.311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9" draw:text-style-name="P1" draw:layer="layout" svg:x1="15.451cm" svg:y1="11.522cm" svg:x2="19.05cm" svg:y2="13.471cm">
            <text:p/>
          </draw:line>
          <draw:custom-shape draw:name="Text Box 21" draw:style-name="gr12" draw:text-style-name="P1" draw:layer="layout" svg:width="6.265cm" svg:height="0.843cm" svg:x="1.773cm" svg:y="11.218cm">
            <text:p text:style-name="P12"><text:span text:style-name="T29">Prio 0: Systemprozesse</text:span></text:p>
            <draw:enhanced-geometry draw:mirror-horizontal="false" draw:mirror-vertical="false" svg:viewBox="0 0 626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7" draw:style-name="gr20" draw:text-style-name="P1" draw:layer="layout" svg:width="3.174cm" svg:height="1.904cm" svg:x="18.838cm" svg:y="13.048cm">
            <text:p text:style-name="P31"><text:span text:style-name="T30">Prozessor</text:span></text:p>
            <draw:enhanced-geometry draw:mirror-horizontal="false" draw:mirror-vertical="false" svg:viewBox="0 0 3175 1905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16" draw:text-style-name="P1" draw:layer="layout" svg:x1="11.641cm" svg:y1="13.14cm" svg:x2="14.816cm" svg:y2="13.145cm">
            <text:p/>
          </draw:line>
          <draw:custom-shape draw:name="Rectangle 29" draw:style-name="gr18" draw:text-style-name="P1" draw:layer="layout" svg:width="0.846cm" svg:height="0.634cm" svg:x="14.605cm" svg:y="12.718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8" draw:text-style-name="P1" draw:layer="layout" svg:width="0.846cm" svg:height="0.634cm" svg:x="12.065cm" svg:y="12.718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8" draw:text-style-name="P1" draw:layer="layout" svg:width="0.846cm" svg:height="0.634cm" svg:x="13.335cm" svg:y="12.718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8" draw:text-style-name="P1" draw:layer="layout" svg:width="0.846cm" svg:height="0.634cm" svg:x="10.795cm" svg:y="12.718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1" draw:layer="layout" svg:width="7.238cm" svg:height="0.843cm" svg:x="1.75cm" svg:y="12.625cm">
            <text:p text:style-name="P12"><text:span text:style-name="T29">Prio 1: Interaktive Prozesse</text:span></text:p>
            <draw:enhanced-geometry draw:mirror-horizontal="false" draw:mirror-vertical="false" svg:viewBox="0 0 7239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16" draw:text-style-name="P1" draw:layer="layout" svg:x1="11.641cm" svg:y1="14.622cm" svg:x2="14.816cm" svg:y2="14.627cm">
            <text:p/>
          </draw:line>
          <draw:custom-shape draw:name="Rectangle 35" draw:style-name="gr18" draw:text-style-name="P1" draw:layer="layout" svg:width="0.846cm" svg:height="0.634cm" svg:x="14.605cm" svg:y="14.19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8" draw:text-style-name="P1" draw:layer="layout" svg:width="0.846cm" svg:height="0.634cm" svg:x="12.065cm" svg:y="14.19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18" draw:text-style-name="P1" draw:layer="layout" svg:width="0.846cm" svg:height="0.634cm" svg:x="13.335cm" svg:y="14.19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8" draw:text-style-name="P1" draw:layer="layout" svg:width="0.846cm" svg:height="0.634cm" svg:x="10.795cm" svg:y="14.19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2" draw:text-style-name="P1" draw:layer="layout" svg:width="7.332cm" svg:height="0.843cm" svg:x="1.718cm" svg:y="14.107cm">
            <text:p text:style-name="P12"><text:span text:style-name="T29">Prio 2: Allgemeine Prozesse</text:span></text:p>
            <draw:enhanced-geometry draw:mirror-horizontal="false" draw:mirror-vertical="false" svg:viewBox="0 0 7333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16" draw:text-style-name="P1" draw:layer="layout" svg:x1="11.641cm" svg:y1="15.892cm" svg:x2="14.816cm" svg:y2="15.897cm">
            <text:p/>
          </draw:line>
          <draw:custom-shape draw:name="Rectangle 41" draw:style-name="gr18" draw:text-style-name="P1" draw:layer="layout" svg:width="0.846cm" svg:height="0.634cm" svg:x="14.605cm" svg:y="15.46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18" draw:text-style-name="P1" draw:layer="layout" svg:width="0.846cm" svg:height="0.634cm" svg:x="12.065cm" svg:y="15.46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8" draw:text-style-name="P1" draw:layer="layout" svg:width="0.846cm" svg:height="0.634cm" svg:x="13.335cm" svg:y="15.46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18" draw:text-style-name="P1" draw:layer="layout" svg:width="0.846cm" svg:height="0.634cm" svg:x="10.795cm" svg:y="15.469cm">
            <text:p text:style-name="P31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2" draw:text-style-name="P1" draw:layer="layout" svg:width="8.635cm" svg:height="0.843cm" svg:x="1.642cm" svg:y="15.377cm">
            <text:p text:style-name="P12"><text:span text:style-name="T29">Prio 3: Rechenintensive Prozesse</text:span></text:p>
            <draw:enhanced-geometry draw:mirror-horizontal="false" draw:mirror-vertical="false" svg:viewBox="0 0 863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19" draw:text-style-name="P1" draw:layer="layout" svg:x1="9.736cm" svg:y1="11.566cm" svg:x2="10.583cm" svg:y2="11.566cm">
            <text:p/>
          </draw:line>
          <draw:line draw:name="Line 47" draw:style-name="gr19" draw:text-style-name="P1" draw:layer="layout" svg:x1="9.736cm" svg:y1="13.048cm" svg:x2="10.583cm" svg:y2="13.048cm">
            <text:p/>
          </draw:line>
          <draw:line draw:name="Line 48" draw:style-name="gr19" draw:text-style-name="P1" draw:layer="layout" svg:x1="9.736cm" svg:y1="14.53cm" svg:x2="10.583cm" svg:y2="14.53cm">
            <text:p/>
          </draw:line>
          <draw:line draw:name="Line 49" draw:style-name="gr19" draw:text-style-name="P1" draw:layer="layout" svg:x1="9.736cm" svg:y1="15.8cm" svg:x2="10.583cm" svg:y2="15.8cm">
            <text:p/>
          </draw:line>
          <draw:line draw:name="Line 50" draw:style-name="gr19" draw:text-style-name="P1" draw:layer="layout" svg:x1="15.451cm" svg:y1="13.048cm" svg:x2="18.838cm" svg:y2="13.683cm">
            <text:p/>
          </draw:line>
          <draw:line draw:name="Line 51" draw:style-name="gr19" draw:text-style-name="P1" draw:layer="layout" svg:x1="15.451cm" svg:y1="14.53cm" svg:x2="18.838cm" svg:y2="14.106cm">
            <text:p/>
          </draw:line>
          <draw:line draw:name="Line 52" draw:style-name="gr19" draw:text-style-name="P1" draw:layer="layout" svg:x1="15.451cm" svg:y1="15.8cm" svg:x2="19.261cm" svg:y2="14.741cm">
            <text:p/>
          </draw:line>
          <draw:line draw:name="Line 53" draw:style-name="gr21" draw:text-style-name="P1" draw:layer="layout" svg:x1="22.648cm" svg:y1="13.895cm" svg:x2="22.648cm" svg:y2="17.07cm">
            <text:p/>
          </draw:line>
          <draw:line draw:name="Line 54" draw:style-name="gr21" draw:text-style-name="P1" draw:layer="layout" svg:x1="13.335cm" svg:y1="17.07cm" svg:x2="22.648cm" svg:y2="17.07cm">
            <text:p/>
          </draw:line>
          <draw:line draw:name="Line 55" draw:style-name="gr22" draw:text-style-name="P1" draw:layer="layout" svg:x1="13.335cm" svg:y1="17.07cm" svg:x2="13.335cm" svg:y2="16.223cm">
            <text:p/>
          </draw:line>
          <draw:line draw:name="Line 56" draw:style-name="gr19" draw:text-style-name="P1" draw:layer="layout" svg:x1="22.013cm" svg:y1="13.895cm" svg:x2="23.283cm" svg:y2="13.895cm">
            <text:p/>
          </draw:line>
          <draw:custom-shape draw:name="Text Box 58" draw:style-name="gr12" draw:text-style-name="P1" draw:layer="layout" svg:width="6.349cm" svg:height="0.927cm" svg:x="16.094cm" svg:y="16.166cm">
            <text:p text:style-name="P12"><text:span text:style-name="T10">Wiedereingliederung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par smil:begin="id15.begin">
            <anim:transitionFilter smil:dur="1s" smil:type="random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height;height" smil:keyTimes="0;1"/>
                </anim:par>
              </anim:par>
            </anim:par>
          </anim:seq>
        </anim:par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1)" draw:style-name="dp1" draw:master-page-name="Titel_20_und_20_Inhalt" presentation:presentation-page-layout-name="AL2T11" xml:id="id17" draw:id="id17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1)</text:span></text:p>
          </draw:text-box>
        </draw:frame>
        <draw:custom-shape draw:name="Rectangle 3" draw:style-name="gr23" draw:text-style-name="P1" draw:layer="layout" svg:width="25.399cm" svg:height="0.001cm" svg:x="5.834cm" svg:y="7.342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18"><text:span text:style-name="T23">Frage 1: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21">Wie lange soll die Zeitscheibe (Quantum) für einzelne Prozesse sein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7"><text:span text:style-name="T31">Kurzes Quantum </text:span><text:span text:style-name="T32">→</text:span><text:span text:style-name="T33"> hoher Overhead</text:span></text:p>
                      </text:list-item>
                      <text:list-item>
                        <text:p text:style-name="P37"><text:span text:style-name="T31">Beispiel: Quantum 10 ms, Kontextwechsel: 1 ms </text:span><text:span text:style-name="T32">→</text:span><text:span text:style-name="T31"> 10 % Overhead</text:span></text:p>
                      </text:list-item>
                      <text:list-item>
                        <text:p text:style-name="P37"><text:span text:style-name="T31">Statische und/oder dynamische Festlegung möglich</text:span></text:p>
                      </text:list-item>
                      <text:list-item>
                        <text:p text:style-name="P37"><text:span text:style-name="T31">10 bis 200 ms heute üblich</text:span></text:p>
                      </text:list-item>
                    </text:list>
                  </text:list-item>
                </text:list>
              </text:list-item>
            </text:list>
            <text:p text:style-name="P34"><text:span text:style-name="T31"/></text:p>
          </draw:text-box>
        </draw:frame>
        <draw:frame draw:style-name="gr8" draw:text-style-name="P15" draw:layer="layout" svg:width="18.838cm" svg:height="5.962cm" svg:x="2.963cm" svg:y="11.359cm">
          <draw:image xlink:href="Pictures/2000013E00003F82000014269911B491.wmf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2)" draw:style-name="dp1" draw:master-page-name="Titel_20_und_20_Inhalt" presentation:presentation-page-layout-name="AL2T11" xml:id="id18" draw:id="id18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2)</text:span></text:p>
          </draw:text-box>
        </draw:frame>
        <draw:custom-shape draw:name="Rectangle 3" draw:style-name="gr23" draw:text-style-name="P1" draw:layer="layout" svg:width="25.399cm" svg:height="0.001cm" svg:x="5.834cm" svg:y="7.342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38"><text:span text:style-name="T23">Frage 2: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21">Wie wird die Priorität für einzelne Prozesse eingestellt bzw. ermittelt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0"><text:span text:style-name="T24">Statische Festlegung zum Start des Prozesses</text:span></text:p>
                      </text:list-item>
                      <text:list-item>
                        <text:p text:style-name="P40"><text:span text:style-name="T24">Zusätzlich adaptive (dynamisch) Festlegung möglich</text:span></text:p>
                      </text:list-item>
                      <text:list-item>
                        <text:p text:style-name="P40"><text:span text:style-name="T34">→</text:span><text:span text:style-name="T24"> </text:span><text:span text:style-name="T24">Man spricht dann auch von relativer Priorität</text:span></text:p>
                      </text:list-item>
                    </text:list>
                  </text:list-item>
                </text:list>
              </text:list-item>
            </text:list>
            <text:p text:style-name="P41"><text:span text:style-name="T21"/></text:p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3)" draw:style-name="dp1" draw:master-page-name="Titel_20_und_20_Inhalt" presentation:presentation-page-layout-name="AL2T11" xml:id="id19" draw:id="id19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3)</text:span></text:p>
          </draw:text-box>
        </draw:frame>
        <draw:custom-shape draw:name="Rectangle 3" draw:style-name="gr23" draw:text-style-name="P1" draw:layer="layout" svg:width="25.399cm" svg:height="0.001cm" svg:x="5.834cm" svg:y="7.342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3.316cm" svg:x="2.117cm" svg:y="3.81cm" presentation:class="outline" presentation:user-transformed="true">
          <draw:text-box>
            <text:list text:style-name="L6">
              <text:list-item>
                <text:p text:style-name="P38"><text:span text:style-name="T22">Guter Ansatz in der Praxis: Dynamisches Verfahren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31">Initiale Festlegung des Quantums zum Prozessstartzeitpunkt</text:span></text:p>
                  </text:list-item>
                  <text:list-item>
                    <text:p text:style-name="P42"><text:span text:style-name="T31">Dynamische Anpassung je nach Prozesstyp</text:span></text:p>
                  </text:list-item>
                  <text:list-item>
                    <text:p text:style-name="P42"><text:span text:style-name="T31">Rechenintensive Prozesse </text:span><text:span text:style-name="T32">→</text:span><text:span text:style-name="T31"> kürzeres Quantum</text:span></text:p>
                  </text:list-item>
                  <text:list-item>
                    <text:p text:style-name="P42"><text:span text:style-name="T31">I/O-intensive Prozesse </text:span><text:span text:style-name="T32">→</text:span><text:span text:style-name="T31"> längeres Quantum und/oder höhere Priorität</text:span></text:p>
                  </text:list-item>
                  <text:list-item>
                    <text:p text:style-name="P42"><text:span text:style-name="T31">Prozess-Prioritäten werden statisch voreingestellt und unterliegen einer dynamischen Veränderung</text:span></text:p>
                  </text:list-item>
                  <text:list-item>
                    <text:p text:style-name="P42"><text:span text:style-name="T31">In Kombination mit Multilevel-Feedback-Scheduling </text:span></text:p>
                  </text:list-item>
                </text:list>
              </text:list-item>
              <text:list-item>
                <text:p text:style-name="P38"><text:span text:style-name="T22">Voraussetzungen</text:span></text:p>
                <text:list>
                  <text:list-item>
                    <text:p text:style-name="P42"><text:span text:style-name="T31">Verwaltung der Prozessdaten </text:span><text:span text:style-name="T35">Quantum</text:span><text:span text:style-name="T31"> und </text:span><text:span text:style-name="T35">Priorität</text:span><text:span text:style-name="T31"> und eine zyklische Anpassung dieser erforderlich</text:span></text:p>
                  </text:list-item>
                  <text:list-item>
                    <text:p text:style-name="P42"><text:span text:style-name="T31">Das Quantum der aktiven Prozesse wird </text:span><text:span text:style-name="T35">taktorientiert</text:span><text:span text:style-name="T31"> herunter gerechnet, Quantums-Neuberechnung bei vorgegebenen Ereignissen</text:span></text:p>
                  </text:list-item>
                  <text:list-item>
                    <text:p text:style-name="P42"><text:span text:style-name="T31">Ebenso ist eine Neuberechnung der Prozess-Prioritäten bei definierten Ereignissen notwendig</text:span></text:p>
                  </text:list-item>
                </text:list>
              </text:list-item>
            </text:list>
            <text:p text:style-name="P34"><text:span text:style-name="T24"/></text:p>
            <text:p text:style-name="P34"><text:span text:style-name="T21"/></text:p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 in Realtime-Systemen" draw:style-name="dp1" draw:master-page-name="Titel_20_und_20_Inhalt" presentation:presentation-page-layout-name="AL2T11" xml:id="id20" draw:id="id20">
        <draw:frame draw:name="Rectangle 2" presentation:style-name="pr6" draw:text-style-name="P1" draw:layer="layout" svg:width="20.107cm" svg:height="11.852cm" svg:x="2.54cm" svg:y="3.387cm" presentation:class="outline" presentation:user-transformed="true">
          <draw:text-box>
            <text:list text:style-name="L6">
              <text:list-item>
                <text:p text:style-name="P38"><text:span text:style-name="T22">Schnelle und berechenbare Reaktionen bei anstehenden Events gefordert</text:span></text:p>
              </text:list-item>
              <text:list-item>
                <text:p text:style-name="P38"><text:span text:style-name="T22">Man unterscheidet </text:span><text:span text:style-name="T23">hard real time</text:span><text:span text:style-name="T22"> Systeme und </text:span><text:span text:style-name="T23">soft real time</text:span><text:span text:style-name="T22"> Systeme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21">Erstere müssen schnell reagieren</text:span></text:p>
                  </text:list-item>
                  <text:list-item>
                    <text:p text:style-name="P39"><text:span text:style-name="T21">Bei letzteren ist eine Verzögerung möglich</text:span></text:p>
                  </text:list-item>
                </text:list>
              </text:list-item>
              <text:list-item>
                <text:p text:style-name="P38"><text:span text:style-name="T22">Man unterscheidet </text:span><text:span text:style-name="T23">statische</text:span><text:span text:style-name="T22"> und </text:span><text:span text:style-name="T23">dynamische</text:span><text:span text:style-name="T22"> Scheduling-Algorithmen</text:span></text:p>
                <text:list>
                  <text:list-item>
                    <text:p text:style-name="P39"><text:span text:style-name="T21">Bei ersteren ist die Scheduling-Entscheidung bereits vor dem Start des Systems bekannt</text:span></text:p>
                  </text:list-item>
                  <text:list-item>
                    <text:p text:style-name="P39"><text:span text:style-name="T21">Letztere treffen ihre Scheduling-Entscheidungen zur Laufzeit</text:span></text:p>
                  </text:list-item>
                </text:list>
              </text:list-item>
            </text:list>
            <text:p text:style-name="P34"><text:span text:style-name="T21"/></text:p>
          </draw:text-box>
        </draw:frame>
        <draw:frame draw:name="Rectangle 3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Scheduling in Realtime-Systemen</text:span></text:p>
          </draw:text-box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, Wichtige Aspekte" draw:style-name="dp1" draw:master-page-name="Titel_20_und_20_Inhalt" presentation:presentation-page-layout-name="AL2T11" xml:id="id21" draw:id="id2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usammenfassung, Wichtige Aspekte</text:span></text:p>
          </draw:text-box>
        </draw:frame>
        <draw:custom-shape draw:name="Rectangle 9" draw:style-name="gr7" draw:text-style-name="P1" draw:layer="layout" svg:width="22.224cm" svg:height="12.911cm" svg:x="1.905cm" svg:y="3.598cm">
          <text:list text:style-name="L9">
            <text:list-item>
              <text:p text:style-name="P43"><text:span text:style-name="T5">Scheduling-Kriterien: </text:span></text:p>
            </text:list-item>
          </text:list>
          <text:list text:style-name="L11">
            <text:list-item>
              <text:list>
                <text:list-item>
                  <text:p text:style-name="P44"><text:span text:style-name="T17">Durchsatz, Fairness, CPU-Auslastung, ...</text:span></text:p>
                </text:list-item>
              </text:list>
            </text:list-item>
            <text:list-item>
              <text:p text:style-name="P43"><text:span text:style-name="T5">Scheduling-Algorithmen: </text:span></text:p>
              <text:list>
                <text:list-item>
                  <text:p text:style-name="P44"><text:span text:style-name="T17">FCFS, RR, SJF, Prioritäten,...</text:span></text:p>
                </text:list-item>
              </text:list>
            </text:list-item>
            <text:list-item>
              <text:p text:style-name="P43"><text:span text:style-name="T5">SJF ist der optimale Algorithmus (Theorie)</text:span></text:p>
            </text:list-item>
            <text:list-item>
              <text:p text:style-name="P43"><text:span text:style-name="T5">Jedes Betriebssystem hat eigene Strategie, meist wird aber eine Variante mit RR, Prioritäten und Multi-Level-Queues implementiert</text:span></text:p>
              <text:list>
                <text:list-item>
                  <text:p text:style-name="P44"><text:span text:style-name="T17">Prioritäten und Quanten sind entscheidende Parameter</text:span></text:p>
                </text:list-item>
              </text:list>
            </text:list-item>
            <text:list-item>
              <text:p text:style-name="P43"><text:span text:style-name="T5">CPU-Scheduling ist meist ein komplexes Verfahren, aber es gibt auch einfache Ansätze </text:span><text:span text:style-name="T36">→</text:span><text:span text:style-name="T5"> Linux CFS</text:span></text:p>
            </text:list-item>
          </text:list>
          <draw:enhanced-geometry draw:mirror-horizontal="false" draw:mirror-vertical="false" svg:viewBox="0 0 22225 129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24" draw:text-style-name="P9" draw:layer="layout" svg:width="8.554cm" svg:height="1.331cm" svg:x="11.17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0" presentation:class="page"/>
          <draw:frame draw:name="Rectangle 23" presentation:style-name="pr9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 xml:id="id22" draw:id="id22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5">Grundlagen</text:span></text:p>
            </text:list-item>
            <text:list-item>
              <text:p text:style-name="P18"><text:span text:style-name="T5">Scheduling-Verfahren</text:span></text:p>
            </text:list-item>
            <text:list-item>
              <text:p text:style-name="P18"><text:span text:style-name="T1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2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 zu Scheduling-Algorithmen " draw:style-name="dp1" draw:master-page-name="Titel_20_und_20_Inhalt" presentation:presentation-page-layout-name="AL2T11" xml:id="id23" draw:id="id23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 </text:span></text:p>
          </draw:text-box>
        </draw:frame>
        <draw:frame draw:name="Rectangle 3" presentation:style-name="pr6" draw:text-style-name="P1" draw:layer="layout" svg:width="22.784cm" svg:height="12.911cm" svg:x="1.499cm" svg:y="3.81cm" presentation:class="outline" presentation:user-transformed="true">
          <draw:text-box>
            <text:list text:style-name="L6">
              <text:list-item>
                <text:p text:style-name="P36"><text:span text:style-name="T21">5 Aufträge A – E treffen im System fast gleichzeitig ein</text:span></text:p>
              </text:list-item>
              <text:list-item>
                <text:p text:style-name="P36"><text:span text:style-name="T21">Geschätzte Ausführungszeiten in Millisekunden: A=10, B=6, C=4, D=2, E=8</text:span></text:p>
              </text:list-item>
              <text:list-item>
                <text:p text:style-name="P36"><text:span text:style-name="T21">Prioritäten: A=3, B=5, C=2, D=1, E=4 (5 ist höchste)</text:span></text:p>
              </text:list-item>
              <text:list-item>
                <text:p text:style-name="P36"><text:span text:style-name="T21">Der Rechner verfügt über eine CPU (einen Rechnerkern)</text:span></text:p>
              </text:list-item>
              <text:list-item>
                <text:p text:style-name="P36"><text:span text:style-name="T21">Gesucht: Durchschnittliche Verweilzeit im System bei</text:span></text:p>
              </text:list-item>
            </text:list>
            <text:list text:style-name="L7">
              <text:list-item>
                <text:list>
                  <text:list-item>
                    <text:p text:style-name="P45"><text:span text:style-name="T24">A) Priority Scheduling (nicht verdrängend)</text:span></text:p>
                  </text:list-item>
                  <text:list-item>
                    <text:p text:style-name="P45"><text:span text:style-name="T24">B) FCFS (Reihenfolge-Annahme: A, B, D, C, E) (nicht verdrängend)</text:span></text:p>
                  </text:list-item>
                  <text:list-item>
                    <text:p text:style-name="P45"><text:span text:style-name="T24">C) Shortest Job First (nicht verdrängend)</text:span></text:p>
                  </text:list-item>
                  <text:list-item>
                    <text:p text:style-name="P45"><text:span text:style-name="T24">D) RR mit Prioritäten bei einem Quantum von 2 ms (Theorie!)</text:span></text:p>
                  </text:list-item>
                </text:list>
              </text:list-item>
              <text:list-item>
                <text:p text:style-name="P36"><text:span text:style-name="T21">Prozesswechselzeit wird vernachlässigt </text:span></text:p>
              </text:list-item>
              <text:list-item>
                <text:p text:style-name="P36"><text:span text:style-name="T21">Aufträge werden nacheinander ausgeführt, außer bei D)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 zu Scheduling-Algorithmen: &#10;Priority Scheduling (1)" draw:style-name="dp1" draw:master-page-name="Titel_20_und_20_Inhalt" presentation:presentation-page-layout-name="AL2T11" xml:id="id24" draw:id="id24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Priority Scheduling (1)</text:span></text:p>
          </draw:text-box>
        </draw:frame>
        <draw:frame draw:name="Group 68" draw:style-name="standard" xml:id="id25" draw:id="id25" draw:layer="layout" svg:width="20.318cm" svg:height="4.444cm" svg:x="2.752cm" svg:y="4.157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6"><text:span text:style-name="T37">Job</text:span></text:p>
              </table:table-cell>
              <table:table-cell>
                <text:p text:style-name="P47"><text:span text:style-name="T17">A</text:span></text:p>
              </table:table-cell>
              <table:table-cell>
                <text:p text:style-name="P47"><text:span text:style-name="T17">B</text:span></text:p>
              </table:table-cell>
              <table:table-cell>
                <text:p text:style-name="P47"><text:span text:style-name="T17">C</text:span></text:p>
              </table:table-cell>
              <table:table-cell>
                <text:p text:style-name="P47"><text:span text:style-name="T17">D</text:span></text:p>
              </table:table-cell>
              <table:table-cell table:style-name="ce3">
                <text:p text:style-name="P47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6"><text:span text:style-name="T37">Zeit</text:span></text:p>
              </table:table-cell>
              <table:table-cell>
                <text:p text:style-name="P47"><text:span text:style-name="T17">10</text:span></text:p>
              </table:table-cell>
              <table:table-cell>
                <text:p text:style-name="P47"><text:span text:style-name="T17">6</text:span></text:p>
              </table:table-cell>
              <table:table-cell>
                <text:p text:style-name="P47"><text:span text:style-name="T17">4</text:span></text:p>
              </table:table-cell>
              <table:table-cell>
                <text:p text:style-name="P47"><text:span text:style-name="T17">2</text:span></text:p>
              </table:table-cell>
              <table:table-cell table:style-name="ce6">
                <text:p text:style-name="P47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6"><text:span text:style-name="T37">Priorität</text:span></text:p>
              </table:table-cell>
              <table:table-cell>
                <text:p text:style-name="P47"><text:span text:style-name="T17">3</text:span></text:p>
              </table:table-cell>
              <table:table-cell>
                <text:p text:style-name="P47"><text:span text:style-name="T17">5</text:span></text:p>
              </table:table-cell>
              <table:table-cell>
                <text:p text:style-name="P47"><text:span text:style-name="T17">2</text:span></text:p>
              </table:table-cell>
              <table:table-cell>
                <text:p text:style-name="P47"><text:span text:style-name="T17">1</text:span></text:p>
              </table:table-cell>
              <table:table-cell table:style-name="ce9">
                <text:p text:style-name="P47"><text:span text:style-name="T17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oup 102" draw:style-name="standard" xml:id="id27" draw:id="id27" draw:layer="layout" svg:width="20.318cm" svg:height="3.429cm" svg:x="2.752cm" svg:y="11.218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6"><text:span text:style-name="T38">Job</text:span></text:p>
              </table:table-cell>
              <table:table-cell>
                <text:p text:style-name="P47"><text:span text:style-name="T39">B</text:span></text:p>
              </table:table-cell>
              <table:table-cell>
                <text:p text:style-name="P47"><text:span text:style-name="T39">E</text:span></text:p>
              </table:table-cell>
              <table:table-cell>
                <text:p text:style-name="P47"><text:span text:style-name="T39">A</text:span></text:p>
              </table:table-cell>
              <table:table-cell>
                <text:p text:style-name="P47"><text:span text:style-name="T39">C</text:span></text:p>
              </table:table-cell>
              <table:table-cell table:style-name="ce3">
                <text:p text:style-name="P47"><text:span text:style-name="T39">D</text:span></text:p>
              </table:table-cell>
            </table:table-row>
            <table:table-row table:style-name="ro4" table:default-cell-style-name="ce8">
              <table:table-cell table:style-name="ce7">
                <text:p text:style-name="P46"><text:span text:style-name="T38">Verweil-zeit</text:span></text:p>
              </table:table-cell>
              <table:table-cell>
                <text:p text:style-name="P47"><text:span text:style-name="T39">6</text:span></text:p>
              </table:table-cell>
              <table:table-cell>
                <text:p text:style-name="P47"><text:span text:style-name="T39">14</text:span></text:p>
              </table:table-cell>
              <table:table-cell>
                <text:p text:style-name="P47"><text:span text:style-name="T39">24</text:span></text:p>
              </table:table-cell>
              <table:table-cell>
                <text:p text:style-name="P47"><text:span text:style-name="T39">28</text:span></text:p>
              </table:table-cell>
              <table:table-cell table:style-name="ce9">
                <text:p text:style-name="P47"><text:span text:style-name="T39">3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100" presentation:style-name="pr6" draw:text-style-name="P1" draw:layer="layout" svg:width="20.954cm" svg:height="1.057cm" svg:x="2.117cm" svg:y="9.137cm" presentation:class="outline" presentation:user-transformed="true">
          <draw:text-box>
            <text:list text:style-name="L6">
              <text:list-item>
                <text:p xml:id="id26" text:id="id26" text:style-name="P39"><text:span text:style-name="T21">Ablauf mit Priority Scheduling: 5 ist die höchste Priorität!</text:span></text:p>
              </text:list-item>
            </text:list>
          </draw:text-box>
        </draw:frame>
        <draw:custom-shape draw:name="Rectangle 103" draw:style-name="gr7" draw:text-style-name="P1" xml:id="id28" draw:id="id28" draw:layer="layout" svg:width="20.954cm" svg:height="1.057cm" svg:x="2.328cm" svg:y="15.125cm">
          <text:list text:style-name="L9">
            <text:list-item>
              <text:p text:style-name="P39"><text:span text:style-name="T17">Summe: 102</text:span></text:p>
            </text:list-item>
            <text:list-item>
              <text:p text:style-name="P39"><text:span text:style-name="T17">Mittlere Verweilzeit = 102 / 5 = </text:span><text:span text:style-name="T37">20.4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4.begin">
            <anim:transitionFilter smil:dur="1s" smil:type="random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5" smil:attributeName="visibility" smil:to="visible"/>
                  <anim:transitionFilter smil:dur="0.5s" smil:targetElement="id25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7" smil:attributeName="visibility" smil:to="visible"/>
                  <anim:transitionFilter smil:dur="0.5s" smil:targetElement="id27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</anim:par>
            </anim:par>
          </anim:seq>
        </anim:par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Priority Prioritäten (2)" draw:style-name="dp1" draw:master-page-name="Titel_20_und_20_Inhalt" presentation:presentation-page-layout-name="AL2T11" xml:id="id29" draw:id="id29">
        <draw:frame draw:name="Rectangle 2" presentation:style-name="pr5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Priority Prioritäten (2)</text:span></text:p>
          </draw:text-box>
        </draw:frame>
        <draw:custom-shape draw:name="Rectangle 7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731cm" svg:height="11.924cm" svg:x="1.729cm" svg:y="4.339cm">
          <draw:image xlink:href="Pictures/20000031000046F3000026E5A0EE2C06.wmf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1)" draw:style-name="dp1" draw:master-page-name="Titel_20_und_20_Inhalt" presentation:presentation-page-layout-name="AL2T11" xml:id="id30" draw:id="id30">
        <draw:custom-shape draw:name="Foliennummernplatzhalter 3" draw:style-name="gr17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FCFS (1)</text:span></text:p>
          </draw:text-box>
        </draw:frame>
        <draw:frame draw:name="Group 3" draw:style-name="standard" xml:id="id31" draw:id="id31" draw:layer="layout" svg:width="20.318cm" svg:height="4.444cm" svg:x="2.752cm" svg:y="4.6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6"><text:span text:style-name="T37">Job</text:span></text:p>
              </table:table-cell>
              <table:table-cell>
                <text:p text:style-name="P47"><text:span text:style-name="T17">A</text:span></text:p>
              </table:table-cell>
              <table:table-cell>
                <text:p text:style-name="P47"><text:span text:style-name="T17">B</text:span></text:p>
              </table:table-cell>
              <table:table-cell>
                <text:p text:style-name="P47"><text:span text:style-name="T17">C</text:span></text:p>
              </table:table-cell>
              <table:table-cell>
                <text:p text:style-name="P47"><text:span text:style-name="T17">D</text:span></text:p>
              </table:table-cell>
              <table:table-cell table:style-name="ce3">
                <text:p text:style-name="P47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6"><text:span text:style-name="T37">Zeit</text:span></text:p>
              </table:table-cell>
              <table:table-cell>
                <text:p text:style-name="P47"><text:span text:style-name="T17">10</text:span></text:p>
              </table:table-cell>
              <table:table-cell>
                <text:p text:style-name="P47"><text:span text:style-name="T17">6</text:span></text:p>
              </table:table-cell>
              <table:table-cell>
                <text:p text:style-name="P47"><text:span text:style-name="T17">4</text:span></text:p>
              </table:table-cell>
              <table:table-cell>
                <text:p text:style-name="P47"><text:span text:style-name="T17">2</text:span></text:p>
              </table:table-cell>
              <table:table-cell table:style-name="ce6">
                <text:p text:style-name="P47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6"><text:span text:style-name="T37">Priorität</text:span></text:p>
              </table:table-cell>
              <table:table-cell>
                <text:p text:style-name="P47"><text:span text:style-name="T17">3</text:span></text:p>
              </table:table-cell>
              <table:table-cell>
                <text:p text:style-name="P47"><text:span text:style-name="T17">5</text:span></text:p>
              </table:table-cell>
              <table:table-cell>
                <text:p text:style-name="P47"><text:span text:style-name="T17">2</text:span></text:p>
              </table:table-cell>
              <table:table-cell>
                <text:p text:style-name="P47"><text:span text:style-name="T17">1</text:span></text:p>
              </table:table-cell>
              <table:table-cell table:style-name="ce9">
                <text:p text:style-name="P47"><text:span text:style-name="T17">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roup 33" draw:style-name="standard" xml:id="id33" draw:id="id33" draw:layer="layout" svg:width="20.318cm" svg:height="3.429cm" svg:x="2.752cm" svg:y="11.218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6"><text:span text:style-name="T38">Job</text:span></text:p>
              </table:table-cell>
              <table:table-cell>
                <text:p text:style-name="P47"><text:span text:style-name="T39">A</text:span></text:p>
              </table:table-cell>
              <table:table-cell>
                <text:p text:style-name="P47"><text:span text:style-name="T39">B</text:span></text:p>
              </table:table-cell>
              <table:table-cell>
                <text:p text:style-name="P47"><text:span text:style-name="T39">D</text:span></text:p>
              </table:table-cell>
              <table:table-cell>
                <text:p text:style-name="P47"><text:span text:style-name="T39">C</text:span></text:p>
              </table:table-cell>
              <table:table-cell table:style-name="ce3">
                <text:p text:style-name="P47"><text:span text:style-name="T39">E</text:span></text:p>
              </table:table-cell>
            </table:table-row>
            <table:table-row table:style-name="ro4" table:default-cell-style-name="ce8">
              <table:table-cell table:style-name="ce7">
                <text:p text:style-name="P46"><text:span text:style-name="T38">Verweil-zeit</text:span></text:p>
              </table:table-cell>
              <table:table-cell>
                <text:p text:style-name="P47"><text:span text:style-name="T39">10</text:span></text:p>
              </table:table-cell>
              <table:table-cell>
                <text:p text:style-name="P47"><text:span text:style-name="T39">16</text:span></text:p>
              </table:table-cell>
              <table:table-cell>
                <text:p text:style-name="P47"><text:span text:style-name="T39">18</text:span></text:p>
              </table:table-cell>
              <table:table-cell>
                <text:p text:style-name="P47"><text:span text:style-name="T39">22</text:span></text:p>
              </table:table-cell>
              <table:table-cell table:style-name="ce9">
                <text:p text:style-name="P47"><text:span text:style-name="T39">3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Rectangle 56" presentation:style-name="pr6" draw:text-style-name="P1" draw:layer="layout" svg:width="23.582cm" svg:height="1.057cm" svg:x="2.117cm" svg:y="9.737cm" presentation:class="outline" presentation:user-transformed="true">
          <draw:text-box>
            <text:list text:style-name="L6">
              <text:list-item>
                <text:p xml:id="id32" text:id="id32" text:style-name="P39"><text:span text:style-name="T21">Ablauf mit FCFS: Reihenfolge-Annahme: A, B, D, C, E </text:span></text:p>
              </text:list-item>
            </text:list>
          </draw:text-box>
        </draw:frame>
        <draw:custom-shape draw:name="Rectangle 57" draw:style-name="gr7" draw:text-style-name="P1" xml:id="id34" draw:id="id34" draw:layer="layout" svg:width="20.954cm" svg:height="1.057cm" svg:x="2.328cm" svg:y="15.028cm">
          <text:list text:style-name="L9">
            <text:list-item>
              <text:p text:style-name="P39"><text:span text:style-name="T17">Summe: 96</text:span></text:p>
            </text:list-item>
            <text:list-item>
              <text:p text:style-name="P39"><text:span text:style-name="T17">Mittlere Verweilzeit = 96 / 5 = </text:span><text:span text:style-name="T37">19.2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0.begin">
            <anim:transitionFilter smil:dur="1s" smil:type="random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1" smil:attributeName="visibility" smil:to="visible"/>
                  <anim:transitionFilter smil:dur="0.5s" smil:targetElement="id31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3" smil:attributeName="visibility" smil:to="visible"/>
                  <anim:transitionFilter smil:dur="0.5s" smil:targetElement="id33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4" smil:attributeName="visibility" smil:to="visible"/>
                  <anim:transitionFilter smil:dur="0.5s" smil:targetElement="id34" smil:type="blindsWipe" smil:subtype="horizontal"/>
                </anim:par>
              </anim:par>
            </anim:par>
          </anim:seq>
        </anim:par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2)" draw:style-name="dp1" draw:master-page-name="Titel_20_und_20_Inhalt" presentation:presentation-page-layout-name="AL2T11" xml:id="id35" draw:id="id35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FCFS (2)</text:span></text:p>
          </draw:text-box>
        </draw:frame>
        <draw:custom-shape draw:name="Rectangle 3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1" draw:layer="layout" svg:width="25.399cm" svg:height="0.001cm" svg:x="0cm" svg:y="7.197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61cm" svg:height="11.924cm" svg:x="1.729cm" svg:y="4.551cm">
          <draw:image xlink:href="Pictures/20000031000046F3000026E58EC802C1.wmf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1)" draw:style-name="dp1" draw:master-page-name="Titel_20_und_20_Inhalt" presentation:presentation-page-layout-name="AL2T11" xml:id="id36" draw:id="id36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Shortest Job First (1)</text:span></text:p>
          </draw:text-box>
        </draw:frame>
        <draw:frame draw:name="Group 3" draw:style-name="standard" xml:id="id37" draw:id="id37" draw:layer="layout" svg:width="20.318cm" svg:height="4.444cm" svg:x="2.752cm" svg:y="4.657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6"><text:span text:style-name="T37">Job</text:span></text:p>
              </table:table-cell>
              <table:table-cell>
                <text:p text:style-name="P47"><text:span text:style-name="T17">A</text:span></text:p>
              </table:table-cell>
              <table:table-cell>
                <text:p text:style-name="P47"><text:span text:style-name="T17">B</text:span></text:p>
              </table:table-cell>
              <table:table-cell>
                <text:p text:style-name="P47"><text:span text:style-name="T17">C</text:span></text:p>
              </table:table-cell>
              <table:table-cell>
                <text:p text:style-name="P47"><text:span text:style-name="T17">D</text:span></text:p>
              </table:table-cell>
              <table:table-cell table:style-name="ce3">
                <text:p text:style-name="P47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6"><text:span text:style-name="T37">Zeit</text:span></text:p>
              </table:table-cell>
              <table:table-cell>
                <text:p text:style-name="P47"><text:span text:style-name="T17">10</text:span></text:p>
              </table:table-cell>
              <table:table-cell>
                <text:p text:style-name="P47"><text:span text:style-name="T17">6</text:span></text:p>
              </table:table-cell>
              <table:table-cell>
                <text:p text:style-name="P47"><text:span text:style-name="T17">4</text:span></text:p>
              </table:table-cell>
              <table:table-cell>
                <text:p text:style-name="P47"><text:span text:style-name="T17">2</text:span></text:p>
              </table:table-cell>
              <table:table-cell table:style-name="ce6">
                <text:p text:style-name="P47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6"><text:span text:style-name="T37">Priorität</text:span></text:p>
              </table:table-cell>
              <table:table-cell>
                <text:p text:style-name="P47"><text:span text:style-name="T17">3</text:span></text:p>
              </table:table-cell>
              <table:table-cell>
                <text:p text:style-name="P47"><text:span text:style-name="T17">5</text:span></text:p>
              </table:table-cell>
              <table:table-cell>
                <text:p text:style-name="P47"><text:span text:style-name="T17">2</text:span></text:p>
              </table:table-cell>
              <table:table-cell>
                <text:p text:style-name="P47"><text:span text:style-name="T17">1</text:span></text:p>
              </table:table-cell>
              <table:table-cell table:style-name="ce9">
                <text:p text:style-name="P47"><text:span text:style-name="T17">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33" draw:style-name="standard" xml:id="id39" draw:id="id39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6"><text:span text:style-name="T38">Job</text:span></text:p>
              </table:table-cell>
              <table:table-cell>
                <text:p text:style-name="P47"><text:span text:style-name="T39">D</text:span></text:p>
              </table:table-cell>
              <table:table-cell>
                <text:p text:style-name="P47"><text:span text:style-name="T39">C</text:span></text:p>
              </table:table-cell>
              <table:table-cell>
                <text:p text:style-name="P47"><text:span text:style-name="T39">B</text:span></text:p>
              </table:table-cell>
              <table:table-cell>
                <text:p text:style-name="P47"><text:span text:style-name="T39">E</text:span></text:p>
              </table:table-cell>
              <table:table-cell table:style-name="ce3">
                <text:p text:style-name="P47"><text:span text:style-name="T39">A</text:span></text:p>
              </table:table-cell>
            </table:table-row>
            <table:table-row table:style-name="ro4" table:default-cell-style-name="ce8">
              <table:table-cell table:style-name="ce7">
                <text:p text:style-name="P46"><text:span text:style-name="T38">Verweil-zeit</text:span></text:p>
              </table:table-cell>
              <table:table-cell>
                <text:p text:style-name="P47"><text:span text:style-name="T39">2</text:span></text:p>
              </table:table-cell>
              <table:table-cell>
                <text:p text:style-name="P47"><text:span text:style-name="T39">6</text:span></text:p>
              </table:table-cell>
              <table:table-cell>
                <text:p text:style-name="P47"><text:span text:style-name="T39">12</text:span></text:p>
              </table:table-cell>
              <table:table-cell>
                <text:p text:style-name="P47"><text:span text:style-name="T39">20</text:span></text:p>
              </table:table-cell>
              <table:table-cell table:style-name="ce9">
                <text:p text:style-name="P47"><text:span text:style-name="T39">3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737cm" presentation:class="outline" presentation:user-transformed="true">
          <draw:text-box>
            <text:list text:style-name="L6">
              <text:list-item>
                <text:p xml:id="id38" text:id="id38" text:style-name="P39"><text:span text:style-name="T21">Ablauf mit Shortest Job First</text:span></text:p>
              </text:list-item>
            </text:list>
          </draw:text-box>
        </draw:frame>
        <draw:custom-shape draw:name="Rectangle 57" draw:style-name="gr7" draw:text-style-name="P1" xml:id="id40" draw:id="id40" draw:layer="layout" svg:width="20.954cm" svg:height="1.057cm" svg:x="2.328cm" svg:y="15.028cm">
          <text:list text:style-name="L9">
            <text:list-item>
              <text:p text:style-name="P39"><text:span text:style-name="T17">Summe: 70</text:span></text:p>
            </text:list-item>
            <text:list-item>
              <text:p text:style-name="P39"><text:span text:style-name="T17">Mittlere Verweilzeit = 70 / 5 = </text:span><text:span text:style-name="T37">14.0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6.begin">
            <anim:transitionFilter smil:dur="1s" smil:type="random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7" smil:attributeName="visibility" smil:to="visible"/>
                  <anim:transitionFilter smil:dur="0.5s" smil:targetElement="id37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9" smil:attributeName="visibility" smil:to="visible"/>
                  <anim:transitionFilter smil:dur="0.5s" smil:targetElement="id39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0" smil:attributeName="visibility" smil:to="visible"/>
                  <anim:transitionFilter smil:dur="0.5s" smil:targetElement="id40" smil:type="blindsWipe" smil:subtype="horizontal"/>
                </anim:par>
              </anim:par>
            </anim:par>
          </anim:seq>
        </anim:par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2)" draw:style-name="dp1" draw:master-page-name="Titel_20_und_20_Inhalt" presentation:presentation-page-layout-name="AL2T11" xml:id="id41" draw:id="id4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Shortest Job First (2)</text:span></text:p>
          </draw:text-box>
        </draw:frame>
        <draw:custom-shape draw:name="Rectangle 3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1" draw:layer="layout" svg:width="25.399cm" svg:height="0.001cm" svg:x="6.826cm" svg:y="6.271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3" draw:text-style-name="P1" draw:layer="layout" svg:width="25.399cm" svg:height="0.001cm" svg:x="6.826cm" svg:y="6.271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61cm" svg:height="11.924cm" svg:x="1.905cm" svg:y="4.551cm">
          <draw:image xlink:href="Pictures/20000032000046DF000026F05A0708B8.wmf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1)" draw:style-name="dp1" draw:master-page-name="Titel_20_und_20_Inhalt" presentation:presentation-page-layout-name="AL2T11" xml:id="id42" draw:id="id42">
        <draw:custom-shape draw:name="Foliennummernplatzhalter 3" draw:style-name="gr17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RR mit Prioritäten (1)</text:span></text:p>
          </draw:text-box>
        </draw:frame>
        <draw:frame draw:name="Group 3" draw:style-name="standard" xml:id="id43" draw:id="id43" draw:layer="layout" svg:width="20.318cm" svg:height="4.444cm" svg:x="2.752cm" svg:y="4.2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6"><text:span text:style-name="T37">Job</text:span></text:p>
              </table:table-cell>
              <table:table-cell>
                <text:p text:style-name="P47"><text:span text:style-name="T17">A</text:span></text:p>
              </table:table-cell>
              <table:table-cell>
                <text:p text:style-name="P47"><text:span text:style-name="T17">B</text:span></text:p>
              </table:table-cell>
              <table:table-cell>
                <text:p text:style-name="P47"><text:span text:style-name="T17">C</text:span></text:p>
              </table:table-cell>
              <table:table-cell>
                <text:p text:style-name="P47"><text:span text:style-name="T17">D</text:span></text:p>
              </table:table-cell>
              <table:table-cell table:style-name="ce3">
                <text:p text:style-name="P47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6"><text:span text:style-name="T37">Zeit</text:span></text:p>
              </table:table-cell>
              <table:table-cell>
                <text:p text:style-name="P47"><text:span text:style-name="T17">10</text:span></text:p>
              </table:table-cell>
              <table:table-cell>
                <text:p text:style-name="P47"><text:span text:style-name="T17">6</text:span></text:p>
              </table:table-cell>
              <table:table-cell>
                <text:p text:style-name="P47"><text:span text:style-name="T17">4</text:span></text:p>
              </table:table-cell>
              <table:table-cell>
                <text:p text:style-name="P47"><text:span text:style-name="T17">2</text:span></text:p>
              </table:table-cell>
              <table:table-cell table:style-name="ce6">
                <text:p text:style-name="P47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6"><text:span text:style-name="T37">Priorität</text:span></text:p>
              </table:table-cell>
              <table:table-cell>
                <text:p text:style-name="P47"><text:span text:style-name="T17">3</text:span></text:p>
              </table:table-cell>
              <table:table-cell>
                <text:p text:style-name="P47"><text:span text:style-name="T17">5</text:span></text:p>
              </table:table-cell>
              <table:table-cell>
                <text:p text:style-name="P47"><text:span text:style-name="T17">2</text:span></text:p>
              </table:table-cell>
              <table:table-cell>
                <text:p text:style-name="P47"><text:span text:style-name="T17">1</text:span></text:p>
              </table:table-cell>
              <table:table-cell table:style-name="ce9">
                <text:p text:style-name="P47"><text:span text:style-name="T17">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33" draw:style-name="standard" xml:id="id45" draw:id="id45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6"><text:span text:style-name="T38">Job</text:span></text:p>
              </table:table-cell>
              <table:table-cell>
                <text:p text:style-name="P47"><text:span text:style-name="T39">D</text:span></text:p>
              </table:table-cell>
              <table:table-cell>
                <text:p text:style-name="P47"><text:span text:style-name="T39">C</text:span></text:p>
              </table:table-cell>
              <table:table-cell>
                <text:p text:style-name="P47"><text:span text:style-name="T39">B</text:span></text:p>
              </table:table-cell>
              <table:table-cell>
                <text:p text:style-name="P47"><text:span text:style-name="T39">E</text:span></text:p>
              </table:table-cell>
              <table:table-cell table:style-name="ce3">
                <text:p text:style-name="P47"><text:span text:style-name="T39">A</text:span></text:p>
              </table:table-cell>
            </table:table-row>
            <table:table-row table:style-name="ro4" table:default-cell-style-name="ce8">
              <table:table-cell table:style-name="ce7">
                <text:p text:style-name="P46"><text:span text:style-name="T38">Verweil-zeit</text:span></text:p>
              </table:table-cell>
              <table:table-cell>
                <text:p text:style-name="P47"><text:span text:style-name="T39">10</text:span></text:p>
              </table:table-cell>
              <table:table-cell>
                <text:p text:style-name="P47"><text:span text:style-name="T39">18</text:span></text:p>
              </table:table-cell>
              <table:table-cell>
                <text:p text:style-name="P47"><text:span text:style-name="T39">20</text:span></text:p>
              </table:table-cell>
              <table:table-cell>
                <text:p text:style-name="P47"><text:span text:style-name="T39">26</text:span></text:p>
              </table:table-cell>
              <table:table-cell table:style-name="ce9">
                <text:p text:style-name="P47"><text:span text:style-name="T39">3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237cm" presentation:class="outline" presentation:user-transformed="true">
          <draw:text-box>
            <text:list text:style-name="L6">
              <text:list-item>
                <text:p xml:id="id44" text:id="id44" text:style-name="P39"><text:span text:style-name="T21">Ablauf bei RR mit Prioritäten und einem Quantum von 2 ms</text:span></text:p>
              </text:list-item>
            </text:list>
          </draw:text-box>
        </draw:frame>
        <draw:custom-shape draw:name="Rectangle 57" draw:style-name="gr7" draw:text-style-name="P1" xml:id="id46" draw:id="id46" draw:layer="layout" svg:width="20.954cm" svg:height="1.057cm" svg:x="2.328cm" svg:y="15.028cm">
          <text:list text:style-name="L9">
            <text:list-item>
              <text:p text:style-name="P39"><text:span text:style-name="T17">Summe: 104</text:span></text:p>
            </text:list-item>
            <text:list-item>
              <text:p text:style-name="P39"><text:span text:style-name="T17">Mittlere Verweilzeit = 104 / 5 = </text:span><text:span text:style-name="T37">20,8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2.begin">
            <anim:transitionFilter smil:dur="1s" smil:type="random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3" smil:attributeName="visibility" smil:to="visible"/>
                  <anim:transitionFilter smil:dur="0.5s" smil:targetElement="id43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5" smil:attributeName="visibility" smil:to="visible"/>
                  <anim:transitionFilter smil:dur="0.5s" smil:targetElement="id45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6" smil:attributeName="visibility" smil:to="visible"/>
                  <anim:transitionFilter smil:dur="0.5s" smil:targetElement="id46" smil:type="blindsWipe" smil:subtype="horizontal"/>
                </anim:par>
              </anim:par>
            </anim:par>
          </anim:seq>
        </anim:par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2)" draw:style-name="dp1" draw:master-page-name="Titel_20_und_20_Inhalt" presentation:presentation-page-layout-name="AL2T11" xml:id="id47" draw:id="id47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RR mit Prioritäten (2)</text:span></text:p>
          </draw:text-box>
        </draw:frame>
        <draw:custom-shape draw:name="Rectangle 3" draw:style-name="gr23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25cm" svg:height="11.924cm" svg:x="1.729cm" svg:y="4.727cm">
          <draw:image xlink:href="Pictures/20000064000046F3000026E5635FEAC6.wmf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Resümee" draw:style-name="dp1" draw:master-page-name="Titel_20_und_20_Inhalt" presentation:presentation-page-layout-name="AL2T11" xml:id="id48" draw:id="id48">
        <draw:frame draw:name="Rectangle 3" presentation:style-name="pr6" draw:text-style-name="P51" draw:layer="layout" svg:width="20.107cm" svg:height="13.14cm" svg:x="2.54cm" svg:y="3.387cm" presentation:class="outline" presentation:user-transformed="true">
          <draw:text-box>
            <text:list text:style-name="L6">
              <text:list-item>
                <text:p text:style-name="P38"><text:span text:style-name="T19">Shortest-Job-First ist am besten, wenn man nur die Verweilzeit (Durchlaufzeit) betrachtet</text:span></text:p>
              </text:list-item>
              <text:list-item>
                <text:p text:style-name="P38"><text:span text:style-name="T19">Beweis: a, b, c, d, e sind die Ausführungszeiten der Jobs A, B, C, D, E:</text:span></text:p>
              </text:list-item>
            </text:list>
            <text:p text:style-name="P48"><text:span text:style-name="T40">V</text:span><text:span text:style-name="T41">all</text:span><text:span text:style-name="T40"> = a + (a+b) + (a+b+c) + (a+b+c+d) + (a+b+c+d+e) = 5a + 4b + 3c +2d + e</text:span></text:p>
            <text:p text:style-name="P48"><text:span text:style-name="T40">Die durchschnittliche Verweilzeit ergibt sich dann aus</text:span></text:p>
            <text:p text:style-name="P48"><text:span text:style-name="T40">V</text:span><text:span text:style-name="T41">avg </text:span><text:span text:style-name="T40">= (5a + 4b + 3c +2d + e) / 5</text:span></text:p>
            <text:p text:style-name="P48"><text:span text:style-name="T26">→</text:span><text:span text:style-name="T40"> </text:span><text:span text:style-name="T40">Job A trägt am meisten zu V</text:span><text:span text:style-name="T41">all</text:span><text:span text:style-name="T40"> und V</text:span><text:span text:style-name="T41">avg </text:span><text:span text:style-name="T40">bei und sollte daher am kürzesten sein</text:span></text:p>
            <text:list text:style-name="L12">
              <text:list-item>
                <text:p text:style-name="P49"><text:span text:style-name="T19">SJF ist aber schwer zu realisieren, da die benötigte Prozessorzeit initial nicht bekannt ist</text:span></text:p>
              </text:list-item>
            </text:list>
            <text:p text:style-name="P50"><text:span text:style-name="T19"/></text:p>
          </draw:text-box>
        </draw:frame>
        <draw:frame draw:name="Rectangle 4" presentation:style-name="pr5" draw:text-style-name="P1" draw:layer="layout" svg:width="17.907cm" svg:height="1.904cm" svg:x="1.693cm" svg:y="0.926cm" presentation:class="title" presentation:user-transformed="true">
          <draw:text-box>
            <text:p text:style-name="P12"><text:span text:style-name="T8">Beispiel zu Scheduling-Algorithmen: Resumée</text:span></text:p>
          </draw:text-box>
        </draw:frame>
        <anim:par presentation:node-type="timing-root">
          <anim:par smil:begin="id48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1)" draw:style-name="dp1" draw:master-page-name="Titel_20_und_20_Inhalt" presentation:presentation-page-layout-name="AL2T11" xml:id="id49" draw:id="id49">
        <draw:frame draw:name="Rectangle 3" presentation:style-name="pr6" draw:text-style-name="P1" draw:layer="layout" svg:width="22.458cm" svg:height="10.538cm" svg:x="2.342cm" svg:y="3.387cm" presentation:class="outline" presentation:user-transformed="true">
          <draw:text-box>
            <text:list text:style-name="L6">
              <text:list-item>
                <text:p text:style-name="P52"><text:span text:style-name="T21">Ein CPU-Scheduler unterstützt ein prioritätengesteuertes Thread-basiertes Scheduling mit statischen Prioritäten und verwaltet die Threads mit Status „bereit“ in einer Multi-Level-Queue-Struktur (Run-Queue) </text:span></text:p>
              </text:list-item>
              <text:list-item>
                <text:p text:style-name="P52"><text:span text:style-name="T21">Die Zeitscheiben (Quanten) aller Threads einer Queue mit höherer Priorität werden immer vollständig abgearbeitet, bevor die nächste Queue mit niedrigerer Priorität bearbeitet wird</text:span></text:p>
              </text:list-item>
              <text:list-item>
                <text:p text:style-name="P52"><text:span text:style-name="T21">In der folgenden Tabelle sind die aktuell bereiten Threads A bis G mit ihren statischen Prioritäten sowie den Restlaufzeiten in Millisekunden angegeben</text:span></text:p>
              </text:list-item>
              <text:list-item>
                <text:p text:style-name="P52"><text:span text:style-name="T21">Priorität 1 ist die höchste, Priorität 3 die niedrigste Priorität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1)</text:span></text:p>
          </draw:text-box>
        </draw:frame>
        <draw:custom-shape draw:name="Rectangle 6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3" draw:style-name="standard" draw:layer="layout" svg:width="14.259cm" svg:height="2.665cm" svg:x="5.9cm" svg:y="15.224cm">
          <table:table>
            <table:table-column table:style-name="co11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5" table:default-cell-style-name="ce10">
              <table:table-cell>
                <text:p text:style-name="P53"><text:span text:style-name="T42">Thread</text:span></text:p>
              </table:table-cell>
              <table:table-cell>
                <text:p text:style-name="P54"><text:span text:style-name="T42">A</text:span></text:p>
              </table:table-cell>
              <table:table-cell>
                <text:p text:style-name="P54"><text:span text:style-name="T42">B</text:span></text:p>
              </table:table-cell>
              <table:table-cell>
                <text:p text:style-name="P54"><text:span text:style-name="T42">C</text:span></text:p>
              </table:table-cell>
              <table:table-cell>
                <text:p text:style-name="P54"><text:span text:style-name="T42">D</text:span></text:p>
              </table:table-cell>
              <table:table-cell>
                <text:p text:style-name="P54"><text:span text:style-name="T42">E</text:span></text:p>
              </table:table-cell>
              <table:table-cell>
                <text:p text:style-name="P54"><text:span text:style-name="T42">F</text:span></text:p>
              </table:table-cell>
              <table:table-cell>
                <text:p text:style-name="P54"><text:span text:style-name="T42">G</text:span></text:p>
              </table:table-cell>
            </table:table-row>
            <table:table-row table:style-name="ro5" table:default-cell-style-name="ce10">
              <table:table-cell>
                <text:p text:style-name="P53"><text:span text:style-name="T42">Priorität</text:span></text:p>
              </table:table-cell>
              <table:table-cell>
                <text:p text:style-name="P55"><text:span text:style-name="T42">2</text:span></text:p>
              </table:table-cell>
              <table:table-cell>
                <text:p text:style-name="P55"><text:span text:style-name="T42">1</text:span></text:p>
              </table:table-cell>
              <table:table-cell>
                <text:p text:style-name="P55"><text:span text:style-name="T42">3</text:span></text:p>
              </table:table-cell>
              <table:table-cell>
                <text:p text:style-name="P55"><text:span text:style-name="T42">1</text:span></text:p>
              </table:table-cell>
              <table:table-cell>
                <text:p text:style-name="P55"><text:span text:style-name="T42">2</text:span></text:p>
              </table:table-cell>
              <table:table-cell>
                <text:p text:style-name="P55"><text:span text:style-name="T42">3</text:span></text:p>
              </table:table-cell>
              <table:table-cell>
                <text:p text:style-name="P55"><text:span text:style-name="T42">3</text:span></text:p>
              </table:table-cell>
            </table:table-row>
            <table:table-row table:style-name="ro6" table:default-cell-style-name="ce10">
              <table:table-cell>
                <text:p text:style-name="P53"><text:span text:style-name="T42">Restlaufzeit in ms</text:span></text:p>
              </table:table-cell>
              <table:table-cell>
                <text:p text:style-name="P55"><text:span text:style-name="T42">300</text:span></text:p>
              </table:table-cell>
              <table:table-cell>
                <text:p text:style-name="P55"><text:span text:style-name="T42">200</text:span></text:p>
              </table:table-cell>
              <table:table-cell>
                <text:p text:style-name="P55"><text:span text:style-name="T42">200</text:span></text:p>
              </table:table-cell>
              <table:table-cell>
                <text:p text:style-name="P55"><text:span text:style-name="T42">200</text:span></text:p>
              </table:table-cell>
              <table:table-cell>
                <text:p text:style-name="P55"><text:span text:style-name="T42">300</text:span></text:p>
              </table:table-cell>
              <table:table-cell>
                <text:p text:style-name="P55"><text:span text:style-name="T42">200</text:span></text:p>
              </table:table-cell>
              <table:table-cell>
                <text:p text:style-name="P55"><text:span text:style-name="T42">200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Rectangle 7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9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2)" draw:style-name="dp1" draw:master-page-name="Titel_20_und_20_Inhalt" presentation:presentation-page-layout-name="AL2T11" xml:id="id50" draw:id="id50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52"><text:span text:style-name="T21">Die folgende Abbildung zeigt die aktuelle Belegung der Run-Queue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2)</text:span></text:p>
          </draw:text-box>
        </draw:frame>
        <draw:custom-shape draw:name="Rectangle 6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5" draw:text-style-name="P1" draw:layer="layout" svg:width="25.399cm" svg:height="0.001cm" svg:x="0cm" svg:y="-0.075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543cm" svg:height="8.996cm" svg:x="2.328cm" svg:y="6.914cm">
          <draw:image xlink:href="Pictures/2000014E0000278500000FCD1AAA7F3A.wmf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3)" draw:style-name="dp1" draw:master-page-name="Titel_20_und_20_Inhalt" presentation:presentation-page-layout-name="AL2T11" xml:id="id51" draw:id="id51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52"><text:span text:style-name="T21">Ermitteln Sie nun auf Basis der aktuellen Situation für die sieben Threads A, B, C, D, E, F und G die Scheduling-Reihenfolge bei Priority-Scheduling mit Round Robin je Prioritäts-Warteschlange (Queue) und einem statischen, also zur Laufzeit nicht veränderten Quantum von 100 Millisekunden bei einer Hardware mit einer CPU (Singlecore-Prozessor)</text:span></text:p>
              </text:list-item>
              <text:list-item>
                <text:p text:style-name="P52"><text:span text:style-name="T21">Die reine Threadwechselzeit (Kontextwechsel) wird für die Berechnung vernachlässigt</text:span></text:p>
              </text:list-item>
              <text:list-item>
                <text:p text:style-name="P52"><text:span text:style-name="T21">Die Verdrängung (Preemption) eines Threads bevor sein Quantum abgelaufen ist, erfolgt nur, wenn der Thread vorher beendet wird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3)</text:span></text:p>
          </draw:text-box>
        </draw:frame>
        <draw:custom-shape draw:name="Rectangle 6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1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4)" draw:style-name="dp1" draw:master-page-name="Titel_20_und_20_Inhalt" presentation:presentation-page-layout-name="AL2T11" xml:id="id52" draw:id="id52">
        <draw:frame draw:name="Rectangle 3" presentation:style-name="pr6" draw:text-style-name="P1" draw:layer="layout" svg:width="21.558cm" svg:height="2.138cm" svg:x="2.342cm" svg:y="3.786cm" presentation:class="outline" presentation:user-transformed="true">
          <draw:text-box>
            <text:list text:style-name="L6">
              <text:list-item>
                <text:p text:style-name="P52"><text:span text:style-name="T21">Tragen Sie die Scheduling-Reihenfolge durch Markierungen der Kästchen in die Tabelle ein</text:span></text:p>
              </text:list-item>
              <text:list-item>
                <text:p text:style-name="P52"><text:span text:style-name="T21">Ein Kästchen steht für einen Zeitslot von 100 Millisekunden 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4)</text:span></text:p>
          </draw:text-box>
        </draw:frame>
        <draw:custom-shape draw:name="Rectangle 6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10" draw:style-name="standard" draw:layer="layout" svg:width="19.028cm" svg:height="6.083cm" svg:x="3.671cm" svg:y="7.658cm">
          <table:table>
            <table:table-column table:style-name="co14"/>
            <table:table-column table:style-name="co15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7" table:default-cell-style-name="ce13">
              <table:table-cell table:style-name="ce11">
                <text:p text:style-name="P56"><text:span text:style-name="T43">Thread</text:span></text:p>
              </table:table-cell>
              <table:table-cell table:style-name="ce12" table:number-columns-spanned="16">
                <text:p text:style-name="P57"><text:span text:style-name="T44"> 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7" table:default-cell-style-name="ce12">
              <table:table-cell>
                <text:p text:style-name="P58"><text:span text:style-name="T45">A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text:span text:style-name="T46">x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2">
              <table:table-cell>
                <text:p text:style-name="P58"><text:span text:style-name="T45">B</text:span></text:p>
              </table:table-cell>
              <table:table-cell>
                <text:p text:style-name="P57"><text:span text:style-name="T46"> </text:span><text:span text:style-name="T46">x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C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D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text:span text:style-name="T46">x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E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text:span text:style-name="T46">x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F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8"><text:span text:style-name="T45">G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  <table:table-cell>
                <text:p text:style-name="P57"><text:span text:style-name="T46"> 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Gerade Verbindung mit Pfeil 11" draw:style-name="gr26" draw:text-style-name="P25" draw:layer="layout" svg:width="4.8cm" svg:height="0.001cm" svg:x="17.701cm" svg:y="16.6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2" draw:style-name="gr12" draw:text-style-name="P1" draw:layer="layout" svg:width="1.752cm" svg:height="1.013cm" svg:x="17.603cm" svg:y="15.626cm">
          <text:p text:style-name="P59"><text:span text:style-name="T30">Zeit</text:span></text:p>
          <draw:enhanced-geometry draw:mirror-horizontal="false" draw:mirror-vertical="false" svg:viewBox="0 0 175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2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5)" draw:style-name="dp1" draw:master-page-name="Titel_20_und_20_Inhalt" presentation:presentation-page-layout-name="AL2T11" xml:id="id53" draw:id="id53">
        <draw:custom-shape draw:name="Foliennummernplatzhalter 3" draw:style-name="gr17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52"><text:span text:style-name="T21">Ermitteln Sie nun die Scheduling-Reihenfolge für die sieben Threads bei einer Hardware mit zwei Rechnerkernen (Dualcore-Prozessor), in der zwei Threads echt parallel abgearbeitet werden können</text:span></text:p>
              </text:list-item>
              <text:list-item>
                <text:p text:style-name="P52"><text:span text:style-name="T21">Alles andere bleibt wie vorher (statisches Quantum von 100 Millisekunden, Priority-Scheduling mit Round Robin je Prioritäts-Warteschlange)</text:span></text:p>
              </text:list-item>
              <text:list-item>
                <text:p text:style-name="P52"><text:span text:style-name="T21">Die reine Threadwechselzeit (Kontextwechsel) wird für die Berechnung wieder vernachlässigt</text:span></text:p>
              </text:list-item>
              <text:list-item>
                <text:p text:style-name="P52"><text:span text:style-name="T21">Die Verdrängung (Preemption) eines Threads bevor sein Quantum abgelaufen ist, erfolgt auch hier nur, wenn der Thread vorher beendet wird</text:span></text:p>
              </text:list-item>
            </text:list>
            <text:p text:style-name="P52"><text:span text:style-name="T21"/></text:p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5)</text:span></text:p>
          </draw:text-box>
        </draw:frame>
        <draw:custom-shape draw:name="Rectangle 6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3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6)" draw:style-name="dp1" draw:master-page-name="Titel_20_und_20_Inhalt" presentation:presentation-page-layout-name="AL2T11" xml:id="id54" draw:id="id54">
        <draw:frame draw:name="Rectangle 3" presentation:style-name="pr6" draw:text-style-name="P1" draw:layer="layout" svg:width="21.558cm" svg:height="2.138cm" svg:x="2.342cm" svg:y="3.986cm" presentation:class="outline" presentation:user-transformed="true">
          <draw:text-box>
            <text:list text:style-name="L6">
              <text:list-item>
                <text:p text:style-name="P52"><text:span text:style-name="T21">Tragen Sie die Scheduling-Reihenfolge durch Markierungen der Kästchen in die Tabelle ein</text:span></text:p>
              </text:list-item>
              <text:list-item>
                <text:p text:style-name="P52"><text:span text:style-name="T21">Ein Kästchen steht für einen Zeitslot von 100 Millisekunden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6)</text:span></text:p>
          </draw:text-box>
        </draw:frame>
        <draw:custom-shape draw:name="Rectangle 6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5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3" draw:style-name="standard" draw:layer="layout" svg:width="19.028cm" svg:height="7.494cm" svg:x="3.671cm" svg:y="8.058cm">
          <table:table>
            <table:table-column table:style-name="co14"/>
            <table:table-column table:style-name="co15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7" table:default-cell-style-name="ce13">
              <table:table-cell table:style-name="ce11">
                <text:p text:style-name="P56"><text:span text:style-name="T43">Thread</text:span></text:p>
              </table:table-cell>
              <table:table-cell table:style-name="ce12" table:number-columns-spanned="16">
                <text:p text:style-name="P57"><text:span text:style-name="T44"> 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7" table:default-cell-style-name="ce12">
              <table:table-cell>
                <text:p text:style-name="P58"><text:span text:style-name="T45">A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text:span text:style-name="T46">x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B</text:span></text:p>
              </table:table-cell>
              <table:table-cell>
                <text:p text:style-name="P58"><text:span text:style-name="T46">x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C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D</text:span></text:p>
              </table:table-cell>
              <table:table-cell>
                <text:p text:style-name="P58"><text:span text:style-name="T46">x</text:span></text:p>
              </table:table-cell>
              <table:table-cell/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E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x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8"><text:span text:style-name="T45">F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8"><text:span text:style-name="T45">G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Gerade Verbindung mit Pfeil 2" draw:style-name="gr26" draw:text-style-name="P25" draw:layer="layout" svg:width="4.8cm" svg:height="0.001cm" svg:x="17.701cm" svg:y="16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" draw:style-name="gr12" draw:text-style-name="P1" draw:layer="layout" svg:width="1.752cm" svg:height="1.013cm" svg:x="17.603cm" svg:y="15.826cm">
          <text:p text:style-name="P59"><text:span text:style-name="T30">Zeit</text:span></text:p>
          <draw:enhanced-geometry draw:mirror-horizontal="false" draw:mirror-vertical="false" svg:viewBox="0 0 175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4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1" draw:master-page-name="Titel_20_und_20_Inhalt" presentation:presentation-page-layout-name="AL2T11" xml:id="id55" draw:id="id55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3">
            <text:list-item>
              <text:p text:style-name="P60"><text:span text:style-name="T9">Einführung in Computersysteme</text:span></text:p>
            </text:list-item>
            <text:list-item>
              <text:p text:style-name="P60"><text:span text:style-name="T9">Entwicklung von Betriebssystemen</text:span></text:p>
            </text:list-item>
            <text:list-item>
              <text:p text:style-name="P60"><text:span text:style-name="T9">Architekturansätze</text:span></text:p>
            </text:list-item>
            <text:list-item>
              <text:p text:style-name="P60"><text:span text:style-name="T10">Interruptverarbeitung in Betriebssystemen</text:span></text:p>
            </text:list-item>
            <text:list-item>
              <text:p text:style-name="P60"><text:span text:style-name="T10">Prozesse und Threads</text:span></text:p>
            </text:list-item>
            <text:list-item>
              <text:p text:style-name="P60"><text:span text:style-name="T9">CPU-Scheduling (es folgen Fallbeispiele)</text:span></text:p>
            </text:list-item>
          </text:list>
          <text:list text:style-name="L14">
            <text:list-item>
              <text:p text:style-name="P60"><text:span text:style-name="T10">Synchronisation und Kommunikation</text:span></text:p>
            </text:list-item>
          </text:list>
          <text:list text:style-name="L15">
            <text:list-item>
              <text:p text:style-name="P60"><text:span text:style-name="T10">Speicherverwaltung </text:span></text:p>
            </text:list-item>
            <text:list-item>
              <text:p text:style-name="P60"><text:span text:style-name="T10">Geräte- und Dateiverwaltung</text:span></text:p>
            </text:list-item>
            <text:list-item>
              <text:p text:style-name="P60"><text:span text:style-name="T10">Betriebssystemvirtualisierung</text:span></text:p>
            </text:list-item>
          </text:list>
          <text:p text:style-name="P60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5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24" draw:text-style-name="P9" draw:layer="layout" svg:width="8.554cm" svg:height="1.331cm" svg:x="11.17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8" presentation:class="page"/>
          <draw:frame draw:name="Rectangle 23" presentation:style-name="pr9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3" svg:font-family="Arial"/>
    <style:font-face style:name="MS PGothic4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adornments="Book" style:font-family-generic="swiss"/>
    <style:font-face style:name="Tahoma4" svg:font-family="Tahoma" style:font-family-generic="swiss"/>
    <style:font-face style:name="Verdana1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ejaVu Sans2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4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2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7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CPU-Scheduling</dc:subject>
    <meta:initial-creator>P.Mandl</meta:initial-creator>
    <dc:creator>Tomas Pospisek</dc:creator>
    <meta:editing-cycles>1353</meta:editing-cycles>
    <meta:print-date>1999-04-08T16:15:23</meta:print-date>
    <meta:creation-date>1997-06-07T14:48:20</meta:creation-date>
    <dc:date>2015-02-02T10:24:12.576321342</dc:date>
    <meta:editing-duration>PT1H30M10S</meta:editing-duration>
    <meta:generator>LibreOffice/4.3.3.2$Linux_X86_64 LibreOffice_project/430m0$Build-2</meta:generator>
    <meta:document-statistic meta:object-count="54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